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250000067804AC4AE4789133F1.png" manifest:media-type="image/png"/>
  <manifest:file-entry manifest:full-path="Pictures/1000000000000F6200000AE0A022E805732B31E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102cm, 9.278cm, 16.587cm, 10.324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218cm, 16.751cm, 9.33cm, 2.641cm)" draw:image-opacity="100%" style:mirror="none"/>
    </style:style>
    <style:style style:name="gr3" style:family="graphic" style:parent-style-name="standard">
      <style:graphic-properties draw:stroke="none" draw:stroke-dash="Ultrafine_20_2_20_Dots_20_3_20_Dashes" svg:stroke-width="0.053cm" svg:stroke-color="#ff3333" draw:marker-start-width="0.279cm" draw:marker-end-width="0.279cm" svg:stroke-opacity="100%" draw:fill="solid" draw:fill-color="#ff3333" draw:opacity="25%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draw:stroke-dash="Ultrafine_20_2_20_Dots_20_3_20_Dashes" svg:stroke-width="0.053cm" svg:stroke-color="#ff3333" draw:marker-start-width="0.279cm" draw:marker-end-width="0.279cm" draw:fill="solid" draw:fill-color="#9900ff" draw:opacity="25%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width="0.053cm" svg:stroke-color="#ff3333" draw:marker-start-width="0.279cm" draw:marker-end-width="0.279cm" draw:fill="solid" draw:fill-color="#66cc00" draw:opacity="25%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width="0.053cm" svg:stroke-color="#ff3333" draw:marker-start-width="0.279cm" draw:marker-end-width="0.279cm" draw:fill="solid" draw:fill-color="#ffff00" draw:opacity="25%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width="0.053cm" svg:stroke-color="#ff3333" draw:marker-start-width="0.279cm" draw:marker-end-width="0.279cm" draw:fill="solid" draw:fill-color="#ff6600" draw:opacity="25%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draw:stroke-dash="Ultrafine_20_2_20_Dots_20_3_20_Dashes" svg:stroke-width="0.053cm" svg:stroke-color="#ff3333" draw:marker-start-width="0.279cm" draw:marker-end-width="0.279cm" svg:stroke-opacity="100%" draw:fill="solid" draw:fill-color="#0066ff" draw:opacity="25%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66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1.6cm"/>
    </style:style>
    <style:style style:name="gr12" style:family="graphic" style:parent-style-name="objectwithoutfill">
      <style:graphic-properties draw:stroke="dash" draw:stroke-dash="Ultrafine_20_2_20_Dots_20_3_20_Dashes" svg:stroke-width="0.035cm" svg:stroke-color="#99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svg:stroke-color="#ff3333" draw:marker-start-width="0.251cm" draw:marker-end-width="0.251cm" draw:fill="none" draw:textarea-vertical-align="middle" fo:padding-top="0.141cm" fo:padding-bottom="0.141cm" fo:padding-left="0.266cm" fo:padding-right="0.266cm"/>
    </style:style>
    <style:style style:name="gr14" style:family="graphic" style:parent-style-name="objectwithoutfill">
      <style:graphic-properties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28cm" svg:stroke-color="#0099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6" style:family="graphic" style:parent-style-name="standard">
      <style:graphic-properties draw:stroke="none" draw:fill-color="#9900ff" draw:textarea-horizontal-align="justify" draw:textarea-vertical-align="middle" draw:auto-grow-height="false" fo:min-height="0.05cm" fo:min-width="0.9cm"/>
    </style:style>
    <style:style style:name="gr17" style:family="graphic" style:parent-style-name="standard">
      <style:graphic-properties draw:stroke="solid" svg:stroke-color="#000000" draw:fill-color="#ff00cc" draw:textarea-horizontal-align="justify" draw:textarea-vertical-align="middle" draw:auto-grow-height="false" fo:min-height="0.7cm" fo:min-width="0cm"/>
    </style:style>
    <style:style style:name="gr18" style:family="graphic" style:parent-style-name="standard">
      <style:graphic-properties draw:stroke="solid" svg:stroke-color="#000000" draw:fill-color="#ff00cc" draw:textarea-horizontal-align="justify" draw:textarea-vertical-align="middle" draw:auto-grow-height="false" fo:min-height="0.012cm" fo:min-width="0cm"/>
    </style:style>
    <style:style style:name="gr19" style:family="graphic" style:parent-style-name="standard">
      <style:graphic-properties draw:stroke="solid" svg:stroke-color="#000000" draw:fill-color="#ff00cc" draw:textarea-horizontal-align="justify" draw:textarea-vertical-align="middle" draw:auto-grow-height="false" fo:min-height="0.55cm" fo:min-width="0cm"/>
    </style:style>
    <style:style style:name="gr20" style:family="graphic" style:parent-style-name="standard">
      <style:graphic-properties draw:stroke="solid" svg:stroke-color="#000000" draw:fill-color="#ff00cc" draw:textarea-horizontal-align="justify" draw:textarea-vertical-align="middle" draw:auto-grow-height="false" fo:min-height="0.55cm" fo:min-width="0.15cm"/>
    </style:style>
    <style:style style:name="gr21" style:family="graphic" style:parent-style-name="standard">
      <style:graphic-properties draw:stroke="none" draw:fill-color="#66ff00" draw:textarea-horizontal-align="justify" draw:textarea-vertical-align="middle" draw:auto-grow-height="false" fo:min-height="0.05cm" fo:min-width="0.9cm"/>
    </style:style>
    <style:style style:name="gr22" style:family="graphic" style:parent-style-name="standard">
      <style:graphic-properties draw:stroke="none" draw:fill-color="#0066ff" draw:textarea-horizontal-align="justify" draw:textarea-vertical-align="middle" draw:auto-grow-height="false" fo:min-height="0.05cm" fo:min-width="0.9cm"/>
    </style:style>
    <style:style style:name="gr23" style:family="graphic" style:parent-style-name="standard">
      <style:graphic-properties draw:stroke="none" draw:fill-color="#ffff00" draw:textarea-horizontal-align="justify" draw:textarea-vertical-align="middle" draw:auto-grow-height="false" fo:min-height="0.05cm" fo:min-width="0.9cm"/>
    </style:style>
    <style:style style:name="gr24" style:family="graphic" style:parent-style-name="standard">
      <style:graphic-properties draw:stroke="none" draw:fill-color="#ff6600" draw:textarea-horizontal-align="justify" draw:textarea-vertical-align="middle" draw:auto-grow-height="false" fo:min-height="0.05cm" fo:min-width="0.9cm"/>
    </style:style>
    <style:style style:name="gr25" style:family="graphic" style:parent-style-name="standard">
      <style:graphic-properties draw:stroke="none" draw:fill-color="#ff3333" draw:textarea-horizontal-align="justify" draw:textarea-vertical-align="middle" draw:auto-grow-height="false" fo:min-height="0.05cm" fo:min-width="0.9cm"/>
    </style:style>
    <style:style style:name="gr26" style:family="graphic" style:parent-style-name="standard">
      <style:graphic-properties draw:stroke="none" draw:fill-color="#9900ff" draw:textarea-horizontal-align="justify" draw:textarea-vertical-align="middle" draw:auto-grow-height="false" fo:min-height="0.05cm" fo:min-width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3333" draw:opacity="25%"/>
      <style:paragraph-properties fo:text-align="center"/>
    </style:style>
    <style:style style:name="P3" style:family="paragraph">
      <loext:graphic-properties draw:fill="solid" draw:fill-color="#9900ff" draw:opacity="25%"/>
      <style:paragraph-properties fo:text-align="center"/>
    </style:style>
    <style:style style:name="P4" style:family="paragraph">
      <loext:graphic-properties draw:fill="solid" draw:fill-color="#66cc00" draw:opacity="25%"/>
      <style:paragraph-properties fo:text-align="center"/>
    </style:style>
    <style:style style:name="P5" style:family="paragraph">
      <loext:graphic-properties draw:fill="solid" draw:fill-color="#ffff00" draw:opacity="25%"/>
      <style:paragraph-properties fo:text-align="center"/>
    </style:style>
    <style:style style:name="P6" style:family="paragraph">
      <loext:graphic-properties draw:fill="solid" draw:fill-color="#ff6600" draw:opacity="25%"/>
      <style:paragraph-properties fo:text-align="center"/>
    </style:style>
    <style:style style:name="P7" style:family="paragraph">
      <loext:graphic-properties draw:fill="solid" draw:fill-color="#0066ff" draw:opacity="25%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9900ff"/>
      <style:paragraph-properties fo:text-align="center"/>
    </style:style>
    <style:style style:name="P10" style:family="paragraph">
      <loext:graphic-properties draw:fill-color="#ff00cc"/>
      <style:paragraph-properties fo:text-align="center"/>
    </style:style>
    <style:style style:name="P11" style:family="paragraph">
      <loext:graphic-properties draw:fill-color="#66ff00"/>
      <style:paragraph-properties fo:text-align="center"/>
    </style:style>
    <style:style style:name="P12" style:family="paragraph">
      <loext:graphic-properties draw:fill-color="#0066ff"/>
      <style:paragraph-properties fo:text-align="center"/>
    </style:style>
    <style:style style:name="P13" style:family="paragraph">
      <loext:graphic-properties draw:fill-color="#ffff00"/>
      <style:paragraph-properties fo:text-align="center"/>
    </style:style>
    <style:style style:name="P14" style:family="paragraph">
      <loext:graphic-properties draw:fill-color="#ff6600"/>
      <style:paragraph-properties fo:text-align="center"/>
    </style:style>
    <style:style style:name="P15" style:family="paragraph">
      <loext:graphic-properties draw:fill-color="#ff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PDF_Unit" svg:width="38.58cm" svg:height="26.851cm" svg:x="9.5cm" svg:y="4.75cm">
          <draw:image xlink:href="Pictures/10000000000009250000067804AC4AE4789133F1.png" xlink:type="simple" xlink:show="embed" xlink:actuate="onLoad">
            <text:p/>
          </draw:image>
        </draw:frame>
        <draw:frame draw:style-name="gr2" draw:text-style-name="P1" draw:layer="PDF_Wall" svg:width="38.58cm" svg:height="26.851cm" svg:x="9.5cm" svg:y="4.751cm">
          <draw:image xlink:href="Pictures/1000000000000F6200000AE0A022E805732B31EE.png" xlink:type="simple" xlink:show="embed" xlink:actuate="onLoad">
            <text:p/>
          </draw:image>
        </draw:frame>
        <draw:polygon draw:style-name="gr3" draw:text-style-name="P2" draw:layer="AH_Zones" svg:width="16.478cm" svg:height="12.898cm" svg:x="31.601cm" svg:y="4.751cm" svg:viewBox="0 0 16479 12899" draw:points="0,4199 3173,4199 6150,9801 5699,10649 6800,10649 6800,12899 9550,12899 9550,11801 9600,11501 10300,10601 11800,11601 12150,11251 14399,9799 14750,9451 15200,8901 15500,8351 15700,7501 16479,0 5724,0 5724,1351 0,1346">
          <text:p/>
        </draw:polygon>
        <draw:polygon draw:style-name="gr4" draw:text-style-name="P3" draw:layer="AH_Zones" svg:width="19.449cm" svg:height="16.566cm" svg:x="9.501cm" svg:y="6.085cm" svg:viewBox="0 0 19450 16567" draw:points="11600,13917 11150,13467 11000,13017 10899,12565 10899,11565 10899,9465 5399,9465 5399,5215 15199,5215 15199,1715 19450,1715 19450,0 0,0 0,16567 1750,16567 1750,15767 14749,15765 14749,15565 14649,15566">
          <text:p/>
        </draw:polygon>
        <draw:polygon draw:style-name="gr5" draw:text-style-name="P4" draw:layer="AH_Zones" svg:width="12.099cm" svg:height="9.749cm" svg:x="9.5cm" svg:y="21.851cm" svg:viewBox="0 0 12100 9750" draw:points="0,801 0,9750 12100,9750 12100,8050 9900,8050 9900,3850 10450,2999 7050,0 1750,0 1750,801">
          <text:p/>
        </draw:polygon>
        <draw:polygon draw:style-name="gr6" draw:text-style-name="P5" draw:layer="AH_Zones" svg:width="13.749cm" svg:height="9.951cm" svg:x="16.55cm" svg:y="21.65cm" svg:viewBox="0 0 13750 9952" draw:points="13750,8252 5050,9952 5050,8252 2850,8252 2850,4052 3400,3200 0,202 7700,200 7700,0 13200,3 13200,6300 13750,6302">
          <text:p/>
        </draw:polygon>
        <draw:polygon draw:style-name="gr7" draw:text-style-name="P6" draw:layer="AH_Zones" svg:width="6.799cm" svg:height="8.699cm" svg:x="31.601cm" svg:y="8.95cm" svg:viewBox="0 0 6800 8700" draw:points="5699,6450 6800,6450 6800,8700 0,8700 0,0 3173,0 6151,5602">
          <text:p/>
        </draw:polygon>
        <draw:polygon draw:style-name="gr8" draw:text-style-name="P7" draw:layer="AH_Zones" svg:width="5.05cm" svg:height="9.497cm" svg:x="38.35cm" svg:y="15.352cm" svg:viewBox="0 0 5051 9498" draw:points="4601,7050 4601,9498 0,9498 0,6301 350,6298 350,2298 2801,2298 2801,1200 2851,900 3551,0 5051,1000 4851,1300 4651,1750 4595,2250 4101,2500 3851,2900 3851,6890">
          <text:p/>
        </draw:polygon>
        <draw:line draw:style-name="gr9" draw:text-style-name="P1" draw:layer="Walls" svg:x1="9.5cm" svg:y1="6.085cm" svg:x2="37.325cm" svg:y2="6.085cm">
          <text:p/>
        </draw:line>
        <draw:line draw:style-name="gr9" draw:text-style-name="P1" draw:layer="Walls" svg:x1="42.951cm" svg:y1="24.85cm" svg:x2="9.5cm" svg:y2="24.85cm">
          <text:p/>
        </draw:line>
        <draw:line draw:style-name="gr9" draw:text-style-name="P1" draw:layer="Walls" svg:x1="9.5cm" svg:y1="31.601cm" svg:x2="9.5cm" svg:y2="24.85cm">
          <text:p/>
        </draw:line>
        <draw:line draw:style-name="gr9" draw:text-style-name="P1" draw:layer="Walls" svg:x1="9.5cm" svg:y1="6.086cm" svg:x2="9.5cm" svg:y2="24.85cm">
          <text:p/>
        </draw:line>
        <draw:line draw:style-name="gr9" draw:text-style-name="P1" draw:layer="Walls" svg:x1="45.25cm" svg:y1="31.601cm" svg:x2="46.1cm" svg:y2="23.75cm">
          <text:p/>
        </draw:line>
        <draw:line draw:style-name="gr9" draw:text-style-name="P1" draw:layer="Walls" svg:x1="45.25cm" svg:y1="31.601cm" svg:x2="9.5cm" svg:y2="31.601cm">
          <text:p/>
        </draw:line>
        <draw:line draw:style-name="gr9" draw:text-style-name="P1" draw:layer="Walls" svg:x1="42.951cm" svg:y1="24.853cm" svg:x2="42.951cm" svg:y2="22.4cm">
          <text:p/>
        </draw:line>
        <draw:line draw:style-name="gr9" draw:text-style-name="P1" draw:layer="Walls" svg:x1="42.951cm" svg:y1="22.403cm" svg:x2="42.945cm" svg:y2="17.602cm">
          <text:p/>
        </draw:line>
        <draw:line draw:style-name="gr9" draw:text-style-name="P1" draw:layer="Walls" svg:x1="42.95cm" svg:y1="22.4cm" svg:x2="42.2cm" svg:y2="22.24cm">
          <text:p/>
        </draw:line>
        <draw:line draw:style-name="gr9" draw:text-style-name="P1" draw:layer="Walls" svg:x1="42.2cm" svg:y1="22.24cm" svg:x2="42.2cm" svg:y2="18.253cm">
          <text:p/>
        </draw:line>
        <draw:line draw:style-name="gr9" draw:text-style-name="P1" draw:layer="Walls" svg:x1="43.001cm" svg:y1="17.103cm" svg:x2="43.201cm" svg:y2="16.653cm">
          <text:p/>
        </draw:line>
        <draw:line draw:style-name="gr9" draw:text-style-name="P1" draw:layer="Walls" svg:x1="42.451cm" svg:y1="17.853cm" svg:x2="42.2cm" svg:y2="18.25cm">
          <text:p/>
        </draw:line>
        <draw:line draw:style-name="gr9" draw:text-style-name="P1" draw:layer="Walls" svg:x1="42.45cm" svg:y1="17.854cm" svg:x2="42.95cm" svg:y2="17.603cm">
          <text:p/>
        </draw:line>
        <draw:line draw:style-name="gr9" draw:text-style-name="P1" draw:layer="Walls" svg:x1="43cm" svg:y1="17.1cm" svg:x2="42.944cm" svg:y2="17.599cm">
          <text:p/>
        </draw:line>
        <draw:line draw:style-name="gr9" draw:text-style-name="P1" draw:layer="Walls" svg:x1="43.201cm" svg:y1="16.653cm" svg:x2="43.4cm" svg:y2="16.353cm">
          <text:p/>
        </draw:line>
        <draw:line draw:style-name="gr9" draw:text-style-name="P1" draw:layer="Walls" svg:x1="43.401cm" svg:y1="16.353cm" svg:x2="43.751cm" svg:y2="16.003cm">
          <text:p/>
        </draw:line>
        <draw:line draw:style-name="gr9" draw:text-style-name="P1" draw:layer="Walls" svg:x1="46cm" svg:y1="14.55cm" svg:x2="43.751cm" svg:y2="16.003cm">
          <text:p/>
        </draw:line>
        <draw:line draw:style-name="gr9" draw:text-style-name="P1" draw:layer="Walls" svg:x1="46.801cm" svg:y1="13.653cm" svg:x2="47.101cm" svg:y2="13.103cm">
          <text:p/>
        </draw:line>
        <draw:line draw:style-name="gr9" draw:text-style-name="P1" draw:layer="Walls" svg:x1="46.001cm" svg:y1="14.55cm" svg:x2="46.45cm" svg:y2="14.097cm">
          <text:p/>
        </draw:line>
        <draw:line draw:style-name="gr9" draw:text-style-name="P1" draw:layer="Walls" svg:x1="46.8cm" svg:y1="13.65cm" svg:x2="46.449cm" svg:y2="14.097cm">
          <text:p/>
        </draw:line>
        <draw:line draw:style-name="gr9" draw:text-style-name="P1" draw:layer="Walls" svg:x1="47.101cm" svg:y1="13.103cm" svg:x2="47.301cm" svg:y2="12.253cm">
          <text:p/>
        </draw:line>
        <draw:line draw:style-name="gr9" draw:text-style-name="P1" draw:layer="Walls" svg:x1="47.301cm" svg:y1="12.253cm" svg:x2="48.08cm" svg:y2="4.746cm">
          <text:p/>
        </draw:line>
        <draw:line draw:style-name="gr9" draw:text-style-name="P1" draw:layer="Walls" svg:x1="37.325cm" svg:y1="4.746cm" svg:x2="48.08cm" svg:y2="4.746cm">
          <text:p/>
        </draw:line>
        <draw:line draw:style-name="gr9" draw:text-style-name="P1" draw:layer="Walls" svg:x1="37.325cm" svg:y1="6.103cm" svg:x2="37.325cm" svg:y2="4.754cm">
          <text:p/>
        </draw:line>
        <draw:line draw:style-name="gr9" draw:text-style-name="P1" draw:layer="Walls" svg:x1="45.25cm" svg:y1="22.6cm" svg:x2="42.951cm" svg:y2="22.24cm">
          <text:p/>
        </draw:line>
        <draw:path draw:style-name="gr9" draw:text-style-name="P1" draw:layer="Walls" svg:width="0.896cm" svg:height="1.113cm" draw:transform="rotate (-0.0417133691226648) translate (45.25cm 22.6cm)" svg:viewBox="0 0 897 1114" svg:d="M0 0c756 119 897 1114 897 1114">
          <text:p/>
        </draw:path>
        <draw:line draw:style-name="gr9" draw:text-style-name="P1" draw:layer="Walls" svg:x1="25.8cm" svg:y1="21.65cm" svg:x2="21.05cm" svg:y2="21.65cm">
          <text:p/>
        </draw:line>
        <draw:line draw:style-name="gr9" draw:text-style-name="P1" draw:layer="Walls" svg:x1="18.65cm" svg:y1="19.4cm" svg:x2="22.45cm" svg:y2="21.5cm">
          <text:p/>
        </draw:line>
        <draw:line draw:style-name="gr9" draw:text-style-name="P1" draw:layer="Walls" svg:x1="14.9cm" svg:y1="18.65cm" svg:x2="14.9cm" svg:y2="6.085cm">
          <text:p/>
        </draw:line>
        <draw:line draw:style-name="gr9" draw:text-style-name="P1" draw:layer="Walls" svg:x1="14.9cm" svg:y1="18.65cm" svg:x2="9.501cm" svg:y2="18.65cm">
          <text:p/>
        </draw:line>
        <draw:line draw:style-name="gr9" draw:text-style-name="P1" draw:layer="Walls" svg:x1="15.85cm" svg:y1="18.75cm" svg:x2="16.25cm" svg:y2="18.75cm">
          <text:p/>
        </draw:line>
        <draw:line draw:style-name="gr9" draw:text-style-name="P1" draw:layer="Walls" svg:x1="16.25cm" svg:y1="21.5cm" svg:x2="16.25cm" svg:y2="15.55cm">
          <text:p/>
        </draw:line>
        <draw:line draw:style-name="gr9" draw:text-style-name="P1" draw:layer="Walls" svg:x1="31.601cm" svg:y1="15.55cm" svg:x2="15.85cm" svg:y2="15.55cm">
          <text:p/>
        </draw:line>
        <draw:line draw:style-name="gr9" draw:text-style-name="P1" draw:layer="Walls" svg:x1="17.7cm" svg:y1="20.2cm" svg:x2="17.7cm" svg:y2="19.5cm">
          <text:p/>
        </draw:line>
        <draw:line draw:style-name="gr9" draw:text-style-name="P1" draw:layer="Walls" svg:x1="18cm" svg:y1="18.35cm" svg:x2="18cm" svg:y2="17.65cm">
          <text:p/>
        </draw:line>
        <draw:line draw:style-name="gr9" draw:text-style-name="P1" draw:layer="Walls" svg:x1="19.4cm" svg:y1="20.2cm" svg:x2="17.7cm" svg:y2="20.2cm">
          <text:p/>
        </draw:line>
        <draw:line draw:style-name="gr9" draw:text-style-name="P1" draw:layer="Walls" svg:x1="19.4cm" svg:y1="20.2cm" svg:x2="19.4cm" svg:y2="21.5cm">
          <text:p/>
        </draw:line>
        <draw:line draw:style-name="gr9" draw:text-style-name="P1" draw:layer="Walls" svg:x1="15.85cm" svg:y1="18.75cm" svg:x2="15.85cm" svg:y2="15.55cm">
          <text:p/>
        </draw:line>
        <draw:line draw:style-name="gr9" draw:text-style-name="P1" draw:layer="Walls" svg:x1="38.7cm" svg:y1="17.65cm" svg:x2="16.25cm" svg:y2="17.65cm">
          <text:p/>
        </draw:line>
        <draw:line draw:style-name="gr9" draw:text-style-name="P1" draw:layer="Walls" svg:x1="18.7cm" svg:y1="17.65cm" svg:x2="18.7cm" svg:y2="15.55cm">
          <text:p/>
        </draw:line>
        <draw:line draw:style-name="gr9" draw:text-style-name="P1" draw:layer="Walls" svg:x1="20.4cm" svg:y1="17.65cm" svg:x2="20.4cm" svg:y2="15.55cm">
          <text:p/>
        </draw:line>
        <draw:line draw:style-name="gr9" draw:text-style-name="P1" draw:layer="Walls" svg:x1="22.75cm" svg:y1="17.65cm" svg:x2="22.75cm" svg:y2="15.55cm">
          <text:p/>
        </draw:line>
        <draw:line draw:style-name="gr9" draw:text-style-name="P1" draw:layer="Walls" svg:x1="29.25cm" svg:y1="17.65cm" svg:x2="29.25cm" svg:y2="15.55cm">
          <text:p/>
        </draw:line>
        <draw:line draw:style-name="gr9" draw:text-style-name="P1" draw:layer="Walls" svg:x1="26.25cm" svg:y1="15.9cm" svg:x2="26.25cm" svg:y2="15.55cm">
          <text:p/>
        </draw:line>
        <draw:line draw:style-name="gr9" draw:text-style-name="P1" draw:layer="Walls" svg:x1="26.75cm" svg:y1="15.9cm" svg:x2="26.25cm" svg:y2="15.9cm">
          <text:p/>
        </draw:line>
        <draw:line draw:style-name="gr9" draw:text-style-name="P1" draw:layer="Walls" svg:x1="26.75cm" svg:y1="15.9cm" svg:x2="26.75cm" svg:y2="15.55cm">
          <text:p/>
        </draw:line>
        <draw:line draw:style-name="gr9" draw:text-style-name="P1" draw:layer="Walls" svg:x1="31.601cm" svg:y1="17.65cm" svg:x2="31.601cm" svg:y2="15.55cm">
          <text:p/>
        </draw:line>
        <draw:line draw:style-name="gr9" draw:text-style-name="P1" draw:layer="Walls" svg:x1="38.7cm" svg:y1="17.65cm" svg:x2="38.7cm" svg:y2="21.653cm">
          <text:p/>
        </draw:line>
        <draw:line draw:style-name="gr9" draw:text-style-name="P1" draw:layer="Walls" svg:x1="38.5cm" svg:y1="21.653cm" svg:x2="25.8cm" svg:y2="21.653cm">
          <text:p/>
        </draw:line>
        <draw:line draw:style-name="gr9" draw:text-style-name="P1" draw:layer="Walls" svg:x1="38.5cm" svg:y1="21.653cm" svg:x2="38.7cm" svg:y2="21.653cm">
          <text:p/>
        </draw:line>
        <draw:line draw:style-name="gr9" draw:text-style-name="P1" draw:layer="Walls" svg:x1="14.9cm" svg:y1="10.05cm" svg:x2="13.6cm" svg:y2="10.05cm">
          <text:p/>
        </draw:line>
        <draw:line draw:style-name="gr9" draw:text-style-name="P1" draw:layer="Walls" svg:x1="14.9cm" svg:y1="12.1cm" svg:x2="9.5cm" svg:y2="12.1cm">
          <text:p/>
        </draw:line>
        <draw:line draw:style-name="gr9" draw:text-style-name="P1" draw:layer="Walls" svg:x1="13.6cm" svg:y1="12.1cm" svg:x2="13.6cm" svg:y2="10.05cm">
          <text:p/>
        </draw:line>
        <draw:line draw:style-name="gr9" draw:text-style-name="P1" draw:layer="Walls" svg:x1="18cm" svg:y1="15.55cm" svg:x2="18cm" svg:y2="11.3cm">
          <text:p/>
        </draw:line>
        <draw:line draw:style-name="gr9" draw:text-style-name="P1" draw:layer="Walls" svg:x1="18cm" svg:y1="12.1cm" svg:x2="14.9cm" svg:y2="12.1cm">
          <text:p/>
        </draw:line>
        <draw:line draw:style-name="gr9" draw:text-style-name="P1" draw:layer="Walls" svg:x1="16.5cm" svg:y1="13.4cm" svg:x2="16.5cm" svg:y2="11.3cm">
          <text:p/>
        </draw:line>
        <draw:line draw:style-name="gr9" draw:text-style-name="P1" draw:layer="Walls" svg:x1="15.6cm" svg:y1="12.1cm" svg:x2="15.6cm" svg:y2="11.3cm">
          <text:p/>
        </draw:line>
        <draw:line draw:style-name="gr9" draw:text-style-name="P1" draw:layer="Walls" svg:x1="18cm" svg:y1="13.4cm" svg:x2="16.5cm" svg:y2="13.4cm">
          <text:p/>
        </draw:line>
        <draw:line draw:style-name="gr9" draw:text-style-name="P1" draw:layer="Walls" svg:x1="16.5cm" svg:y1="15.55cm" svg:x2="16.5cm" svg:y2="14.2cm">
          <text:p/>
        </draw:line>
        <draw:line draw:style-name="gr9" draw:text-style-name="P1" draw:layer="Walls" svg:x1="20.8cm" svg:y1="12.05cm" svg:x2="24.7cm" svg:y2="12.05cm">
          <text:p/>
        </draw:line>
        <draw:line draw:style-name="gr9" draw:text-style-name="P1" draw:layer="Walls" svg:x1="23.1cm" svg:y1="15.55cm" svg:x2="23.1cm" svg:y2="11.3cm">
          <text:p/>
        </draw:line>
        <draw:line draw:style-name="gr9" draw:text-style-name="P1" draw:layer="Walls" svg:x1="14.9cm" svg:y1="11.3cm" svg:x2="24.7cm" svg:y2="11.3cm">
          <text:p/>
        </draw:line>
        <draw:line draw:style-name="gr9" draw:text-style-name="P1" draw:layer="Walls" svg:x1="20.8cm" svg:y1="12.05cm" svg:x2="20.8cm" svg:y2="11.3cm">
          <text:p/>
        </draw:line>
        <draw:line draw:style-name="gr9" draw:text-style-name="P1" draw:layer="Walls" svg:x1="24.7cm" svg:y1="15.55cm" svg:x2="24.7cm" svg:y2="6.085cm">
          <text:p/>
        </draw:line>
        <draw:line draw:style-name="gr9" draw:text-style-name="P1" draw:layer="Walls" svg:x1="22.55cm" svg:y1="14.4cm" svg:x2="23.1cm" svg:y2="14.4cm">
          <text:p/>
        </draw:line>
        <draw:line draw:style-name="gr9" draw:text-style-name="P1" draw:layer="Walls" svg:x1="22.55cm" svg:y1="14.4cm" svg:x2="22.55cm" svg:y2="12.05cm">
          <text:p/>
        </draw:line>
        <draw:line draw:style-name="gr9" draw:text-style-name="P1" draw:layer="Walls" svg:x1="24.7cm" svg:y1="14.3cm" svg:x2="25.55cm" svg:y2="14.3cm">
          <text:p/>
        </draw:line>
        <draw:line draw:style-name="gr9" draw:text-style-name="P1" draw:layer="Walls" svg:x1="25.55cm" svg:y1="14.75cm" svg:x2="31.602cm" svg:y2="14.752cm">
          <text:p/>
        </draw:line>
        <draw:line draw:style-name="gr9" draw:text-style-name="P1" draw:layer="Walls" svg:x1="25.55cm" svg:y1="14.75cm" svg:x2="25.55cm" svg:y2="14.3cm">
          <text:p/>
        </draw:line>
        <draw:line draw:style-name="gr9" draw:text-style-name="P1" draw:layer="Walls" svg:x1="27.75cm" svg:y1="14.75cm" svg:x2="27.75cm" svg:y2="11.7cm">
          <text:p/>
        </draw:line>
        <draw:line draw:style-name="gr9" draw:text-style-name="P1" draw:layer="Walls" svg:x1="27.75cm" svg:y1="11.7cm" svg:x2="31.601cm" svg:y2="11.7cm">
          <text:p/>
        </draw:line>
        <draw:line draw:style-name="gr9" draw:text-style-name="P1" draw:layer="Walls" svg:x1="31.601cm" svg:y1="15.55cm" svg:x2="31.601cm" svg:y2="6.085cm">
          <text:p/>
        </draw:line>
        <draw:line draw:style-name="gr9" draw:text-style-name="P1" draw:layer="Walls" svg:x1="29.55cm" svg:y1="9.1cm" svg:x2="29.55cm" svg:y2="6.085cm">
          <text:p/>
        </draw:line>
        <draw:line draw:style-name="gr9" draw:text-style-name="P1" draw:layer="Walls" svg:x1="29.55cm" svg:y1="9.1cm" svg:x2="31.601cm" svg:y2="9.1cm">
          <text:p/>
        </draw:line>
        <draw:line draw:style-name="gr9" draw:text-style-name="P1" draw:layer="Walls" svg:x1="29.65cm" svg:y1="22.55cm" svg:x2="27.8cm" svg:y2="22.55cm">
          <text:p/>
        </draw:line>
        <draw:line draw:style-name="gr9" draw:text-style-name="P1" draw:layer="Walls" svg:x1="21.05cm" svg:y1="21.65cm" svg:x2="21.05cm" svg:y2="23.2cm">
          <text:p/>
        </draw:line>
        <draw:line draw:style-name="gr9" draw:text-style-name="P1" draw:layer="Walls" svg:x1="24.25cm" svg:y1="21.65cm" svg:x2="24.25cm" svg:y2="23.2cm">
          <text:p/>
        </draw:line>
        <draw:line draw:style-name="gr9" draw:text-style-name="P1" draw:layer="Walls" svg:x1="14.8cm" svg:y1="24.85cm" svg:x2="14.8cm" svg:y2="21.5cm">
          <text:p/>
        </draw:line>
        <draw:line draw:style-name="gr9" draw:text-style-name="P1" draw:layer="Walls" svg:x1="14.8cm" svg:y1="21.5cm" svg:x2="22.45cm" svg:y2="21.5cm">
          <text:p/>
        </draw:line>
        <draw:line draw:style-name="gr9" draw:text-style-name="P1" draw:layer="Walls" svg:x1="29.75cm" svg:y1="24.85cm" svg:x2="29.75cm" svg:y2="22.75cm">
          <text:p/>
        </draw:line>
        <draw:line draw:style-name="gr9" draw:text-style-name="P1" draw:layer="Walls" svg:x1="37.9cm" svg:y1="23.35cm" svg:x2="37.9cm" svg:y2="23.7cm">
          <text:p/>
        </draw:line>
        <draw:line draw:style-name="gr9" draw:text-style-name="P1" draw:layer="Walls" svg:x1="38.35cm" svg:y1="23.35cm" svg:x2="29.75cm" svg:y2="23.35cm">
          <text:p/>
        </draw:line>
        <draw:line draw:style-name="gr9" draw:text-style-name="P1" draw:layer="Walls" svg:x1="38.35cm" svg:y1="23.7cm" svg:x2="37.9cm" svg:y2="23.7cm">
          <text:p/>
        </draw:line>
        <draw:line draw:style-name="gr9" draw:text-style-name="P1" draw:layer="Walls" svg:x1="31.3cm" svg:y1="23.35cm" svg:x2="31.3cm" svg:y2="24.25cm">
          <text:p/>
        </draw:line>
        <draw:line draw:style-name="gr9" draw:text-style-name="P1" draw:layer="Walls" svg:x1="36.65cm" svg:y1="24.2cm" svg:x2="31.3cm" svg:y2="24.2cm">
          <text:p/>
        </draw:line>
        <draw:line draw:style-name="gr9" draw:text-style-name="P1" draw:layer="Walls" svg:x1="36.65cm" svg:y1="23.35cm" svg:x2="36.65cm" svg:y2="24.85cm">
          <text:p/>
        </draw:line>
        <draw:line draw:style-name="gr9" draw:text-style-name="P1" draw:layer="Walls" svg:x1="38.35cm" svg:y1="23.35cm" svg:x2="38.35cm" svg:y2="24.85cm">
          <text:p/>
        </draw:line>
        <draw:line draw:style-name="gr9" draw:text-style-name="P1" draw:layer="Walls" svg:x1="31.3cm" svg:y1="24.25cm" svg:x2="29.75cm" svg:y2="24.25cm">
          <text:p/>
        </draw:line>
        <draw:line draw:style-name="gr9" draw:text-style-name="P1" draw:layer="Walls" svg:x1="38.35cm" svg:y1="24.25cm" svg:x2="36.65cm" svg:y2="24.25cm">
          <text:p/>
        </draw:line>
        <draw:line draw:style-name="gr9" draw:text-style-name="P1" draw:layer="Walls" svg:x1="30.35cm" svg:y1="23.35cm" svg:x2="30.35cm" svg:y2="23.7cm">
          <text:p/>
        </draw:line>
        <draw:line draw:style-name="gr9" draw:text-style-name="P1" draw:layer="Walls" svg:x1="30.8cm" svg:y1="23.7cm" svg:x2="30.35cm" svg:y2="23.7cm">
          <text:p/>
        </draw:line>
        <draw:line draw:style-name="gr9" draw:text-style-name="P1" draw:layer="Walls" svg:x1="30.8cm" svg:y1="23.35cm" svg:x2="30.8cm" svg:y2="23.7cm">
          <text:p/>
        </draw:line>
        <draw:line draw:style-name="gr9" draw:text-style-name="P1" draw:layer="Walls" svg:x1="31.5cm" svg:y1="24.2cm" svg:x2="31.5cm" svg:y2="24.85cm">
          <text:p/>
        </draw:line>
        <draw:line draw:style-name="gr9" draw:text-style-name="P1" draw:layer="Walls" svg:x1="34.95cm" svg:y1="24.2cm" svg:x2="34.95cm" svg:y2="24.85cm">
          <text:p/>
        </draw:line>
        <draw:line draw:style-name="gr9" draw:text-style-name="P1" draw:layer="Walls" svg:x1="24.25cm" svg:y1="23.2cm" svg:x2="21.05cm" svg:y2="23.2cm">
          <text:p/>
        </draw:line>
        <draw:line draw:style-name="gr9" draw:text-style-name="P1" draw:layer="Walls" svg:x1="37.752cm" svg:y1="14.552cm" svg:x2="34.8cm" svg:y2="8.95cm">
          <text:p/>
        </draw:line>
        <draw:line draw:style-name="gr9" draw:text-style-name="P1" draw:layer="Walls" svg:x1="33.05cm" svg:y1="10.25cm" svg:x2="35.45cm" svg:y2="10.25cm">
          <text:p/>
        </draw:line>
        <draw:line draw:style-name="gr9" draw:text-style-name="P1" draw:layer="Walls" svg:x1="33.05cm" svg:y1="10.45cm" svg:x2="33.05cm" svg:y2="8.95cm">
          <text:p/>
        </draw:line>
        <draw:line draw:style-name="gr9" draw:text-style-name="P1" draw:layer="Walls" svg:x1="33.25cm" svg:y1="10.25cm" svg:x2="33.25cm" svg:y2="15.4cm">
          <text:p/>
        </draw:line>
        <draw:line draw:style-name="gr9" draw:text-style-name="P1" draw:layer="Walls" svg:x1="42.15cm" svg:y1="9.6cm" svg:x2="42.15cm" svg:y2="8.448cm">
          <text:p/>
        </draw:line>
        <draw:line draw:style-name="gr9" draw:text-style-name="P1" draw:layer="Walls" svg:x1="33.05cm" svg:y1="10.45cm" svg:x2="33.25cm" svg:y2="10.45cm">
          <text:p/>
        </draw:line>
        <draw:line draw:style-name="gr9" draw:text-style-name="P1" draw:layer="Walls" svg:x1="33.25cm" svg:y1="12.002cm" svg:x2="36.4cm" svg:y2="12.002cm">
          <text:p/>
        </draw:line>
        <draw:line draw:style-name="gr9" draw:text-style-name="P1" draw:layer="Walls" svg:x1="31.6cm" svg:y1="8.95cm" svg:x2="34.801cm" svg:y2="8.95cm">
          <text:p/>
        </draw:line>
        <draw:line draw:style-name="gr9" draw:text-style-name="P1" draw:layer="Walls" svg:x1="31.6cm" svg:y1="11cm" svg:x2="33.25cm" svg:y2="11cm">
          <text:p/>
        </draw:line>
        <draw:line draw:style-name="gr9" draw:text-style-name="P1" draw:layer="Walls" svg:x1="31.6cm" svg:y1="14.7cm" svg:x2="32.05cm" svg:y2="14.7cm">
          <text:p/>
        </draw:line>
        <draw:line draw:style-name="gr9" draw:text-style-name="P1" draw:layer="Walls" svg:x1="32.75cm" svg:y1="14.7cm" svg:x2="33.25cm" svg:y2="14.7cm">
          <text:p/>
        </draw:line>
        <draw:line draw:style-name="gr9" draw:text-style-name="P1" draw:layer="Walls" svg:x1="37.752cm" svg:y1="14.552cm" svg:x2="37.3cm" svg:y2="15.4cm">
          <text:p/>
        </draw:line>
        <draw:line draw:style-name="gr9" draw:text-style-name="P1" draw:layer="Walls" svg:x1="33.25cm" svg:y1="15.4cm" svg:x2="37.3cm" svg:y2="15.4cm">
          <text:p/>
        </draw:line>
        <draw:line draw:style-name="gr9" draw:text-style-name="P1" draw:layer="Walls" svg:x1="35.1cm" svg:y1="12.002cm" svg:x2="35.1cm" svg:y2="15.4cm">
          <text:p/>
        </draw:line>
        <draw:line draw:style-name="gr9" draw:text-style-name="P1" draw:layer="Walls" svg:x1="35.1cm" svg:y1="13.75cm" svg:x2="37.3cm" svg:y2="13.75cm">
          <text:p/>
        </draw:line>
        <draw:line draw:style-name="gr9" draw:text-style-name="P1" draw:layer="Walls" svg:x1="41.3cm" svg:y1="9.6cm" svg:x2="41.3cm" svg:y2="8.448cm">
          <text:p/>
        </draw:line>
        <draw:line draw:style-name="gr9" draw:text-style-name="P1" draw:layer="Walls" svg:x1="41.3cm" svg:y1="8.452cm" svg:x2="43cm" svg:y2="8.448cm">
          <text:p/>
        </draw:line>
        <draw:line draw:style-name="gr9" draw:text-style-name="P1" draw:layer="Walls" svg:x1="41.3cm" svg:y1="9.604cm" svg:x2="43cm" svg:y2="9.6cm">
          <text:p/>
        </draw:line>
        <draw:line draw:style-name="gr9" draw:text-style-name="P1" draw:layer="Walls" svg:x1="43cm" svg:y1="9.6cm" svg:x2="43cm" svg:y2="8.448cm">
          <text:p/>
        </draw:line>
        <draw:line draw:style-name="gr9" draw:text-style-name="P1" draw:layer="Walls" svg:x1="16.25cm" svg:y1="19.5cm" svg:x2="17.7cm" svg:y2="19.5cm">
          <text:p/>
        </draw:line>
        <draw:path draw:style-name="gr9" draw:text-style-name="P1" draw:layer="Walls" svg:width="1.17cm" svg:height="0.397cm" draw:transform="rotate (-1.33971473383085) translate (18.3818144370092cm 18.2601649654197cm)" svg:viewBox="0 0 1171 398" svg:d="M0 392c704 63 1171-392 1171-392">
          <text:p/>
        </draw:path>
        <draw:path draw:style-name="gr9" draw:text-style-name="P1" draw:layer="Walls" svg:width="0.52cm" svg:height="0.034cm" draw:transform="rotate (-0.245044226980005) translate (22.45cm 21.5cm)" svg:viewBox="0 0 521 35" svg:d="M0 0c170 61 521 24 521 24">
          <text:p/>
        </draw:path>
        <draw:path draw:style-name="gr9" draw:text-style-name="P1" draw:layer="Walls" svg:width="1.16cm" svg:height="0.265cm" draw:transform="rotate (-0.278380015693096) translate (25.8070436701293cm 21.6253546520184cm)" svg:viewBox="0 0 1161 266" svg:d="M0 26c433-124 1161 240 1161 240">
          <text:p/>
        </draw:path>
        <draw:path draw:style-name="gr9" draw:text-style-name="P1" draw:layer="Walls" svg:width="0.687cm" svg:height="0.741cm" draw:transform="rotate (-1.17600284999378) translate (27.5352049296851cm 21.9144960504664cm)" svg:viewBox="0 0 688 742" svg:d="M0 742c535-373 688-742 688-742">
          <text:p/>
        </draw:path>
        <draw:path draw:style-name="gr9" draw:text-style-name="P1" draw:layer="Walls" svg:width="0.145cm" svg:height="0.169cm" draw:transform="rotate (-0.245044226980005) translate (29.65cm 22.55cm)" svg:viewBox="0 0 146 170" svg:d="M0 0c109 24 146 170 146 170">
          <text:p/>
        </draw:path>
        <draw:frame draw:style-name="gr10" draw:text-style-name="P1" draw:layer="PDF_Base" svg:width="56.541cm" svg:height="39.999cm" svg:x="1.4cm" svg:y="0.8cm">
          <draw:image xlink:href="">
            <text:p/>
          </draw:image>
        </draw:frame>
        <draw:frame draw:style-name="gr11" draw:text-style-name="P8" draw:layer="PDF_Base" svg:width="12.65cm" svg:height="1.85cm" svg:x="1.75cm" svg:y="1.6cm">
          <draw:text-box>
            <text:p>Level 12</text:p>
          </draw:text-box>
        </draw:frame>
        <draw:line draw:style-name="gr12" draw:text-style-name="P1" draw:layer="AC_Zones" svg:x1="38.35cm" svg:y1="21.653cm" svg:x2="38.35cm" svg:y2="24.85cm">
          <text:p/>
        </draw:line>
        <draw:line draw:style-name="gr12" draw:text-style-name="P1" draw:layer="AC_Zones" svg:x1="32.7cm" svg:y1="21.653cm" svg:x2="38.7cm" svg:y2="21.653cm">
          <text:p/>
        </draw:line>
        <draw:line draw:style-name="gr12" draw:text-style-name="P1" draw:layer="AC_Zones" svg:x1="38.7cm" svg:y1="17.65cm" svg:x2="38.7cm" svg:y2="21.654cm">
          <text:p/>
        </draw:line>
        <draw:line draw:style-name="gr12" draw:text-style-name="P1" draw:layer="AC_Zones" svg:x1="32.7cm" svg:y1="21.653cm" svg:x2="32.7cm" svg:y2="23.351cm">
          <text:p/>
        </draw:line>
        <draw:line draw:style-name="gr12" draw:text-style-name="P1" draw:layer="AC_Zones" svg:x1="42.951cm" svg:y1="24.85cm" svg:x2="38.35cm" svg:y2="24.85cm">
          <text:p/>
        </draw:line>
        <draw:line draw:style-name="gr12" draw:text-style-name="P1" draw:layer="AC_Zones" svg:x1="42.201cm" svg:y1="22.243cm" svg:x2="41.151cm" svg:y2="22.053cm">
          <text:p/>
        </draw:line>
        <draw:line draw:style-name="gr12" draw:text-style-name="P1" draw:layer="AC_Zones" svg:x1="42.951cm" svg:y1="24.853cm" svg:x2="41.151cm" svg:y2="23.103cm">
          <text:p/>
        </draw:line>
        <draw:line draw:style-name="gr12" draw:text-style-name="P1" draw:layer="AC_Zones" svg:x1="42.945cm" svg:y1="24.85cm" svg:x2="42.945cm" svg:y2="22.4cm">
          <text:p/>
        </draw:line>
        <draw:line draw:style-name="gr12" draw:text-style-name="P1" draw:layer="AC_Zones" svg:x1="41.151cm" svg:y1="17.65cm" svg:x2="42.85cm" svg:y2="17.65cm">
          <text:p/>
        </draw:line>
        <draw:line draw:style-name="gr12" draw:text-style-name="P1" draw:layer="AC_Zones" svg:x1="42.2cm" svg:y1="22.24cm" svg:x2="42.95cm" svg:y2="22.4cm">
          <text:p/>
        </draw:line>
        <draw:line draw:style-name="gr12" draw:text-style-name="P1" draw:layer="AC_Zones" svg:x1="47.101cm" svg:y1="13.103cm" svg:x2="47.301cm" svg:y2="12.253cm">
          <text:p/>
        </draw:line>
        <draw:line draw:style-name="gr12" draw:text-style-name="P1" draw:layer="AC_Zones" svg:x1="41.151cm" svg:y1="23.103cm" svg:x2="38.35cm" svg:y2="23.103cm">
          <text:p/>
        </draw:line>
        <draw:line draw:style-name="gr12" draw:text-style-name="P1" draw:layer="AC_Zones" svg:x1="41.151cm" svg:y1="17.651cm" svg:x2="41.151cm" svg:y2="23.104cm">
          <text:p/>
        </draw:line>
        <draw:line draw:style-name="gr12" draw:text-style-name="P1" draw:layer="AC_Zones" svg:x1="42.2cm" svg:y1="22.25cm" svg:x2="42.2cm" svg:y2="18.25cm">
          <text:p/>
        </draw:line>
        <draw:line draw:style-name="gr12" draw:text-style-name="P1" draw:layer="AC_Zones" svg:x1="42.451cm" svg:y1="17.854cm" svg:x2="42.2cm" svg:y2="18.253cm">
          <text:p/>
        </draw:line>
        <draw:line draw:style-name="gr12" draw:text-style-name="P1" draw:layer="AC_Zones" svg:x1="38.7cm" svg:y1="17.65cm" svg:x2="41.151cm" svg:y2="17.65cm">
          <text:p/>
        </draw:line>
        <draw:line draw:style-name="gr12" draw:text-style-name="P1" draw:layer="AC_Zones" svg:x1="31.601cm" svg:y1="17.65cm" svg:x2="38.701cm" svg:y2="17.65cm">
          <text:p/>
        </draw:line>
        <draw:line draw:style-name="gr12" draw:text-style-name="P1" draw:layer="AC_Zones" svg:x1="38.401cm" svg:y1="15.4cm" svg:x2="38.401cm" svg:y2="17.65cm">
          <text:p/>
        </draw:line>
        <draw:line draw:style-name="gr12" draw:text-style-name="P1" draw:layer="AC_Zones" svg:x1="31.601cm" svg:y1="17.65cm" svg:x2="31.601cm" svg:y2="14.7cm">
          <text:p/>
        </draw:line>
        <draw:line draw:style-name="gr12" draw:text-style-name="P1" draw:layer="AC_Zones" svg:x1="33.251cm" svg:y1="14.7cm" svg:x2="31.602cm" svg:y2="14.7cm">
          <text:p/>
        </draw:line>
        <draw:line draw:style-name="gr12" draw:text-style-name="P1" draw:layer="AC_Zones" svg:x1="31.602cm" svg:y1="11cm" svg:x2="31.602cm" svg:y2="14.7cm">
          <text:p/>
        </draw:line>
        <draw:line draw:style-name="gr12" draw:text-style-name="P1" draw:layer="AC_Zones" svg:x1="33.251cm" svg:y1="11cm" svg:x2="31.602cm" svg:y2="11cm">
          <text:p/>
        </draw:line>
        <draw:line draw:style-name="gr12" draw:text-style-name="P1" draw:layer="AC_Zones" svg:x1="31.602cm" svg:y1="6.085cm" svg:x2="31.602cm" svg:y2="11cm">
          <text:p/>
        </draw:line>
        <draw:line draw:style-name="gr12" draw:text-style-name="P1" draw:layer="AC_Zones" svg:x1="33.25cm" svg:y1="10.25cm" svg:x2="33.25cm" svg:y2="15.4cm">
          <text:p/>
        </draw:line>
        <draw:line draw:style-name="gr12" draw:text-style-name="P1" draw:layer="AC_Zones" svg:x1="38.401cm" svg:y1="15.4cm" svg:x2="33.25cm" svg:y2="15.4cm">
          <text:p/>
        </draw:line>
        <draw:line draw:style-name="gr12" draw:text-style-name="P1" draw:layer="AC_Zones" svg:x1="33.25cm" svg:y1="13.75cm" svg:x2="37.32cm" svg:y2="13.75cm">
          <text:p/>
        </draw:line>
        <draw:line draw:style-name="gr12" draw:text-style-name="P1" draw:layer="AC_Zones" svg:x1="37.752cm" svg:y1="14.552cm" svg:x2="34.801cm" svg:y2="8.95cm">
          <text:p/>
        </draw:line>
        <draw:line draw:style-name="gr12" draw:text-style-name="P1" draw:layer="AC_Zones" svg:x1="39.043cm" svg:y1="7.822cm" svg:x2="31.602cm" svg:y2="7.822cm">
          <text:p/>
        </draw:line>
        <draw:line draw:style-name="gr12" draw:text-style-name="P1" draw:layer="AC_Zones" svg:x1="48.08cm" svg:y1="4.746cm" svg:x2="37.325cm" svg:y2="4.746cm">
          <text:p/>
        </draw:line>
        <draw:line draw:style-name="gr12" draw:text-style-name="P1" draw:layer="AC_Zones" svg:x1="46.363cm" svg:y1="6.483cm" svg:x2="39.043cm" svg:y2="6.483cm">
          <text:p/>
        </draw:line>
        <draw:line draw:style-name="gr12" draw:text-style-name="P1" draw:layer="AC_Zones" svg:x1="37.327cm" svg:y1="6.085cm" svg:x2="31.604cm" svg:y2="6.085cm">
          <text:p/>
        </draw:line>
        <draw:line draw:style-name="gr12" draw:text-style-name="P1" draw:layer="AC_Zones" svg:x1="37.325cm" svg:y1="6.086cm" svg:x2="37.325cm" svg:y2="4.747cm">
          <text:p/>
        </draw:line>
        <draw:line draw:style-name="gr12" draw:text-style-name="P1" draw:layer="AC_Zones" svg:x1="47.301cm" svg:y1="12.253cm" svg:x2="48.08cm" svg:y2="4.746cm">
          <text:p/>
        </draw:line>
        <draw:line draw:style-name="gr12" draw:text-style-name="P1" draw:layer="AC_Zones" svg:x1="46.363cm" svg:y1="6.483cm" svg:x2="48.08cm" svg:y2="4.746cm">
          <text:p/>
        </draw:line>
        <draw:line draw:style-name="gr12" draw:text-style-name="P1" draw:layer="AC_Zones" svg:x1="45.78cm" svg:y1="12.101cm" svg:x2="46.363cm" svg:y2="6.483cm">
          <text:p/>
        </draw:line>
        <draw:line draw:style-name="gr12" draw:text-style-name="P1" draw:layer="AC_Zones" svg:x1="47.301cm" svg:y1="12.253cm" svg:x2="45.78cm" svg:y2="12.098cm">
          <text:p/>
        </draw:line>
        <draw:line draw:style-name="gr12" draw:text-style-name="P1" draw:layer="AC_Zones" svg:x1="39.043cm" svg:y1="7.822cm" svg:x2="37.325cm" svg:y2="6.086cm">
          <text:p/>
        </draw:line>
        <draw:line draw:style-name="gr12" draw:text-style-name="P1" draw:layer="AC_Zones" svg:x1="39.043cm" svg:y1="7.823cm" svg:x2="39.043cm" svg:y2="6.484cm">
          <text:p/>
        </draw:line>
        <draw:line draw:style-name="gr12" draw:text-style-name="P1" draw:layer="AC_Zones" svg:x1="37.752cm" svg:y1="14.552cm" svg:x2="37.3cm" svg:y2="15.4cm">
          <text:p/>
        </draw:line>
        <draw:line draw:style-name="gr12" draw:text-style-name="P1" draw:layer="AC_Zones" svg:x1="35.1cm" svg:y1="12.002cm" svg:x2="35.1cm" svg:y2="15.4cm">
          <text:p/>
        </draw:line>
        <draw:line draw:style-name="gr12" draw:text-style-name="P1" draw:layer="AC_Zones" svg:x1="35.1cm" svg:y1="12cm" svg:x2="33.25cm" svg:y2="12cm">
          <text:p/>
        </draw:line>
        <draw:line draw:style-name="gr12" draw:text-style-name="P1" draw:layer="AC_Zones" svg:x1="35.1cm" svg:y1="12cm" svg:x2="36.4cm" svg:y2="12cm">
          <text:p/>
        </draw:line>
        <draw:line draw:style-name="gr12" draw:text-style-name="P1" draw:layer="AC_Zones" svg:x1="33.05cm" svg:y1="8.95cm" svg:x2="33.05cm" svg:y2="10.25cm">
          <text:p/>
        </draw:line>
        <draw:line draw:style-name="gr12" draw:text-style-name="P1" draw:layer="AC_Zones" svg:x1="35.48cm" svg:y1="10.25cm" svg:x2="33.05cm" svg:y2="10.25cm">
          <text:p/>
        </draw:line>
        <draw:line draw:style-name="gr12" draw:text-style-name="P1" draw:layer="AC_Zones" svg:x1="33.252cm" svg:y1="10.45cm" svg:x2="33.25cm" svg:y2="10.45cm">
          <text:p/>
        </draw:line>
        <draw:line draw:style-name="gr12" draw:text-style-name="P1" draw:layer="AC_Zones" svg:x1="34.801cm" svg:y1="8.95cm" svg:x2="31.602cm" svg:y2="8.95cm">
          <text:p/>
        </draw:line>
        <draw:line draw:style-name="gr12" draw:text-style-name="P1" draw:layer="AC_Zones" svg:x1="34.1cm" svg:y1="8.95cm" svg:x2="34.1cm" svg:y2="10.25cm">
          <text:p/>
        </draw:line>
        <draw:line draw:style-name="gr12" draw:text-style-name="P1" draw:layer="AC_Zones" svg:x1="42.15cm" svg:y1="8.452cm" svg:x2="42.15cm" svg:y2="9.6cm">
          <text:p/>
        </draw:line>
        <draw:line draw:style-name="gr12" draw:text-style-name="P1" draw:layer="AC_Zones" svg:x1="41.3cm" svg:y1="8.452cm" svg:x2="41.3cm" svg:y2="9.6cm">
          <text:p/>
        </draw:line>
        <draw:line draw:style-name="gr12" draw:text-style-name="P1" draw:layer="AC_Zones" svg:x1="41.3cm" svg:y1="9.6cm" svg:x2="43cm" svg:y2="9.6cm">
          <text:p/>
        </draw:line>
        <draw:line draw:style-name="gr12" draw:text-style-name="P1" draw:layer="AC_Zones" svg:x1="41.3cm" svg:y1="8.452cm" svg:x2="43cm" svg:y2="8.452cm">
          <text:p/>
        </draw:line>
        <draw:line draw:style-name="gr12" draw:text-style-name="P1" draw:layer="AC_Zones" svg:x1="43cm" svg:y1="8.452cm" svg:x2="43cm" svg:y2="9.6cm">
          <text:p/>
        </draw:line>
        <draw:line draw:style-name="gr12" draw:text-style-name="P1" draw:layer="AC_Zones" svg:x1="41.3cm" svg:y1="8.452cm" svg:x2="41.85cm" svg:y2="8.15cm">
          <text:p/>
        </draw:line>
        <draw:line draw:style-name="gr12" draw:text-style-name="P1" draw:layer="AC_Zones" svg:x1="43cm" svg:y1="8.452cm" svg:x2="42.45cm" svg:y2="8.15cm">
          <text:p/>
        </draw:line>
        <draw:path draw:style-name="gr12" draw:text-style-name="P1" draw:layer="AC_Zones" svg:width="0.239cm" svg:height="0.549cm" draw:transform="rotate (1.15837502454864) translate (41.85cm 8.15cm)" svg:viewBox="0 0 240 550" svg:d="M0 0c258 215 240 550 240 550">
          <text:p/>
        </draw:path>
        <draw:line draw:style-name="gr12" draw:text-style-name="P1" draw:layer="AC_Zones" svg:x1="41.151cm" svg:y1="16.55cm" svg:x2="41.201cm" svg:y2="16.253cm">
          <text:p/>
        </draw:line>
        <draw:line draw:style-name="gr12" draw:text-style-name="P1" draw:layer="AC_Zones" svg:x1="41.901cm" svg:y1="15.353cm" svg:x2="43.4cm" svg:y2="16.353cm">
          <text:p/>
        </draw:line>
        <draw:line draw:style-name="gr12" draw:text-style-name="P1" draw:layer="AC_Zones" svg:x1="41.151cm" svg:y1="16.55cm" svg:x2="41.151cm" svg:y2="17.65cm">
          <text:p/>
        </draw:line>
        <draw:line draw:style-name="gr12" draw:text-style-name="P1" draw:layer="AC_Zones" svg:x1="44.951cm" svg:y1="13.103cm" svg:x2="45.301cm" svg:y2="12.703cm">
          <text:p/>
        </draw:line>
        <draw:line draw:style-name="gr12" draw:text-style-name="P1" draw:layer="AC_Zones" svg:x1="41.901cm" svg:y1="15.353cm" svg:x2="41.201cm" svg:y2="16.253cm">
          <text:p/>
        </draw:line>
        <draw:line draw:style-name="gr12" draw:text-style-name="P1" draw:layer="AC_Zones" svg:x1="41.901cm" svg:y1="15.353cm" svg:x2="42.151cm" svg:y2="15.053cm">
          <text:p/>
        </draw:line>
        <draw:line draw:style-name="gr12" draw:text-style-name="P1" draw:layer="AC_Zones" svg:x1="44.951cm" svg:y1="13.1cm" svg:x2="42.151cm" svg:y2="15.05cm">
          <text:p/>
        </draw:line>
        <draw:line draw:style-name="gr12" draw:text-style-name="P1" draw:layer="AC_Zones" svg:x1="45.301cm" svg:y1="12.703cm" svg:x2="45.78cm" svg:y2="12.1cm">
          <text:p/>
        </draw:line>
        <draw:line draw:style-name="gr12" draw:text-style-name="P1" draw:layer="AC_Zones" svg:x1="42.95cm" svg:y1="17.599cm" svg:x2="42.45cm" svg:y2="17.854cm">
          <text:p/>
        </draw:line>
        <draw:line draw:style-name="gr12" draw:text-style-name="P1" draw:layer="AC_Zones" svg:x1="42.949cm" svg:y1="17.603cm" svg:x2="43cm" svg:y2="17.104cm">
          <text:p/>
        </draw:line>
        <draw:line draw:style-name="gr12" draw:text-style-name="P1" draw:layer="AC_Zones" svg:x1="43.201cm" svg:y1="16.657cm" svg:x2="43.001cm" svg:y2="17.104cm">
          <text:p/>
        </draw:line>
        <draw:line draw:style-name="gr12" draw:text-style-name="P1" draw:layer="AC_Zones" svg:x1="43.75cm" svg:y1="16.006cm" svg:x2="46cm" svg:y2="14.553cm">
          <text:p/>
        </draw:line>
        <draw:line draw:style-name="gr12" draw:text-style-name="P1" draw:layer="AC_Zones" svg:x1="46.45cm" svg:y1="14.1cm" svg:x2="46.001cm" svg:y2="14.553cm">
          <text:p/>
        </draw:line>
        <draw:line draw:style-name="gr12" draw:text-style-name="P1" draw:layer="AC_Zones" svg:x1="46.45cm" svg:y1="14.1cm" svg:x2="46.801cm" svg:y2="13.653cm">
          <text:p/>
        </draw:line>
        <draw:line draw:style-name="gr12" draw:text-style-name="P1" draw:layer="AC_Zones" svg:x1="47.1cm" svg:y1="13.1cm" svg:x2="46.8cm" svg:y2="13.647cm">
          <text:p/>
        </draw:line>
        <draw:line draw:style-name="gr12" draw:text-style-name="P1" draw:layer="AC_Zones" svg:x1="43.4cm" svg:y1="16.353cm" svg:x2="43.2cm" svg:y2="16.653cm">
          <text:p/>
        </draw:line>
        <draw:line draw:style-name="gr12" draw:text-style-name="P1" draw:layer="AC_Zones" svg:x1="43.401cm" svg:y1="16.35cm" svg:x2="43.751cm" svg:y2="16cm">
          <text:p/>
        </draw:line>
        <draw:g>
          <draw:line draw:style-name="gr13" draw:text-style-name="P1" draw:layer="Detail" svg:x1="16.9cm" svg:y1="13.4cm" svg:x2="16.9cm" svg:y2="13.25cm">
            <text:p/>
          </draw:line>
          <draw:line draw:style-name="gr13" draw:text-style-name="P1" draw:layer="Detail" svg:x1="17.6cm" svg:y1="13.4cm" svg:x2="17.6cm" svg:y2="13.25cm">
            <text:p/>
          </draw:line>
        </draw:g>
        <draw:g>
          <draw:line draw:style-name="gr13" draw:text-style-name="P1" draw:layer="Detail" svg:x1="17.7cm" svg:y1="13.25cm" svg:x2="16.8cm" svg:y2="13.25cm">
            <text:p/>
          </draw:line>
          <draw:line draw:style-name="gr13" draw:text-style-name="P1" draw:layer="Detail" svg:x1="17.7cm" svg:y1="12.2cm" svg:x2="16.8cm" svg:y2="13.25cm">
            <text:p/>
          </draw:line>
          <draw:line draw:style-name="gr13" draw:text-style-name="P1" draw:layer="Detail" svg:x1="16.8cm" svg:y1="12.2cm" svg:x2="17.7cm" svg:y2="13.25cm">
            <text:p/>
          </draw:line>
          <draw:line draw:style-name="gr13" draw:text-style-name="P1" draw:layer="Detail" svg:x1="16.8cm" svg:y1="13.25cm" svg:x2="16.8cm" svg:y2="12.2cm">
            <text:p/>
          </draw:line>
          <draw:line draw:style-name="gr13" draw:text-style-name="P1" draw:layer="Detail" svg:x1="17.7cm" svg:y1="12.2cm" svg:x2="16.8cm" svg:y2="12.2cm">
            <text:p/>
          </draw:line>
          <draw:line draw:style-name="gr13" draw:text-style-name="P1" draw:layer="Detail" svg:x1="17.7cm" svg:y1="13.25cm" svg:x2="17.7cm" svg:y2="12.2cm">
            <text:p/>
          </draw:line>
        </draw:g>
        <draw:g>
          <draw:line draw:style-name="gr14" draw:text-style-name="P1" draw:layer="Detail" svg:x1="23.18cm" svg:y1="12.743cm" svg:x2="23.18cm" svg:y2="14.55cm">
            <text:p/>
          </draw:line>
          <draw:line draw:style-name="gr14" draw:text-style-name="P1" draw:layer="Detail" svg:x1="24.63cm" svg:y1="12.743cm" svg:x2="24.63cm" svg:y2="14.55cm">
            <text:p/>
          </draw:line>
          <draw:line draw:style-name="gr14" draw:text-style-name="P1" draw:layer="Detail" svg:x1="24.63cm" svg:y1="12.91cm" svg:x2="23.96cm" svg:y2="12.91cm">
            <text:p/>
          </draw:line>
          <draw:g>
            <draw:line draw:style-name="gr14" draw:text-style-name="P1" draw:layer="Detail" svg:x1="23.84cm" svg:y1="12.91cm" svg:x2="23.84cm" svg:y2="14.26cm">
              <text:p/>
            </draw:line>
            <draw:line draw:style-name="gr14" draw:text-style-name="P1" draw:layer="Detail" svg:x1="23.96cm" svg:y1="12.91cm" svg:x2="23.96cm" svg:y2="14.26cm">
              <text:p/>
            </draw:line>
            <draw:line draw:style-name="gr14" draw:text-style-name="P1" draw:layer="Detail" svg:x1="23.96cm" svg:y1="12.91cm" svg:x2="23.84cm" svg:y2="12.91cm">
              <text:p/>
            </draw:line>
            <draw:line draw:style-name="gr14" draw:text-style-name="P1" draw:layer="Detail" svg:x1="23.96cm" svg:y1="14.26cm" svg:x2="23.84cm" svg:y2="14.26cm">
              <text:p/>
            </draw:line>
          </draw:g>
          <draw:line draw:style-name="gr14" draw:text-style-name="P1" draw:layer="Detail" svg:x1="24.63cm" svg:y1="13.033cm" svg:x2="23.96cm" svg:y2="13.033cm">
            <text:p/>
          </draw:line>
          <draw:line draw:style-name="gr14" draw:text-style-name="P1" draw:layer="Detail" svg:x1="24.63cm" svg:y1="13.155cm" svg:x2="23.96cm" svg:y2="13.155cm">
            <text:p/>
          </draw:line>
          <draw:line draw:style-name="gr14" draw:text-style-name="P1" draw:layer="Detail" svg:x1="24.63cm" svg:y1="13.278cm" svg:x2="23.96cm" svg:y2="13.278cm">
            <text:p/>
          </draw:line>
          <draw:line draw:style-name="gr14" draw:text-style-name="P1" draw:layer="Detail" svg:x1="24.63cm" svg:y1="13.401cm" svg:x2="23.96cm" svg:y2="13.401cm">
            <text:p/>
          </draw:line>
          <draw:line draw:style-name="gr14" draw:text-style-name="P1" draw:layer="Detail" svg:x1="24.63cm" svg:y1="13.524cm" svg:x2="23.96cm" svg:y2="13.524cm">
            <text:p/>
          </draw:line>
          <draw:line draw:style-name="gr14" draw:text-style-name="P1" draw:layer="Detail" svg:x1="24.63cm" svg:y1="13.646cm" svg:x2="23.96cm" svg:y2="13.646cm">
            <text:p/>
          </draw:line>
          <draw:line draw:style-name="gr14" draw:text-style-name="P1" draw:layer="Detail" svg:x1="24.63cm" svg:y1="13.769cm" svg:x2="23.96cm" svg:y2="13.769cm">
            <text:p/>
          </draw:line>
          <draw:line draw:style-name="gr14" draw:text-style-name="P1" draw:layer="Detail" svg:x1="24.63cm" svg:y1="13.892cm" svg:x2="23.96cm" svg:y2="13.892cm">
            <text:p/>
          </draw:line>
          <draw:line draw:style-name="gr14" draw:text-style-name="P1" draw:layer="Detail" svg:x1="24.63cm" svg:y1="14.015cm" svg:x2="23.96cm" svg:y2="14.015cm">
            <text:p/>
          </draw:line>
          <draw:line draw:style-name="gr14" draw:text-style-name="P1" draw:layer="Detail" svg:x1="24.63cm" svg:y1="14.137cm" svg:x2="23.96cm" svg:y2="14.137cm">
            <text:p/>
          </draw:line>
          <draw:line draw:style-name="gr14" draw:text-style-name="P1" draw:layer="Detail" svg:x1="23.85cm" svg:y1="13.033cm" svg:x2="23.18cm" svg:y2="13.033cm">
            <text:p/>
          </draw:line>
          <draw:line draw:style-name="gr14" draw:text-style-name="P1" draw:layer="Detail" svg:x1="23.85cm" svg:y1="13.155cm" svg:x2="23.18cm" svg:y2="13.155cm">
            <text:p/>
          </draw:line>
          <draw:line draw:style-name="gr14" draw:text-style-name="P1" draw:layer="Detail" svg:x1="23.85cm" svg:y1="13.278cm" svg:x2="23.18cm" svg:y2="13.278cm">
            <text:p/>
          </draw:line>
          <draw:line draw:style-name="gr14" draw:text-style-name="P1" draw:layer="Detail" svg:x1="23.85cm" svg:y1="13.401cm" svg:x2="23.18cm" svg:y2="13.401cm">
            <text:p/>
          </draw:line>
          <draw:line draw:style-name="gr14" draw:text-style-name="P1" draw:layer="Detail" svg:x1="23.85cm" svg:y1="13.524cm" svg:x2="23.18cm" svg:y2="13.524cm">
            <text:p/>
          </draw:line>
          <draw:line draw:style-name="gr14" draw:text-style-name="P1" draw:layer="Detail" svg:x1="23.85cm" svg:y1="13.646cm" svg:x2="23.18cm" svg:y2="13.646cm">
            <text:p/>
          </draw:line>
          <draw:line draw:style-name="gr14" draw:text-style-name="P1" draw:layer="Detail" svg:x1="23.85cm" svg:y1="13.769cm" svg:x2="23.18cm" svg:y2="13.769cm">
            <text:p/>
          </draw:line>
          <draw:line draw:style-name="gr14" draw:text-style-name="P1" draw:layer="Detail" svg:x1="23.85cm" svg:y1="13.892cm" svg:x2="23.18cm" svg:y2="13.892cm">
            <text:p/>
          </draw:line>
          <draw:line draw:style-name="gr14" draw:text-style-name="P1" draw:layer="Detail" svg:x1="23.85cm" svg:y1="14.015cm" svg:x2="23.18cm" svg:y2="14.015cm">
            <text:p/>
          </draw:line>
          <draw:line draw:style-name="gr14" draw:text-style-name="P1" draw:layer="Detail" svg:x1="23.85cm" svg:y1="14.26cm" svg:x2="23.18cm" svg:y2="14.26cm">
            <text:p/>
          </draw:line>
          <draw:line draw:style-name="gr14" draw:text-style-name="P1" draw:layer="Detail" svg:x1="23.85cm" svg:y1="14.137cm" svg:x2="23.18cm" svg:y2="14.137cm">
            <text:p/>
          </draw:line>
        </draw:g>
        <draw:line draw:style-name="gr13" draw:text-style-name="P1" draw:layer="Detail" svg:x1="23.1cm" svg:y1="12.45cm" svg:x2="22.55cm" svg:y2="12.45cm">
          <text:p/>
        </draw:line>
        <draw:line draw:style-name="gr13" draw:text-style-name="P1" draw:layer="Detail" svg:x1="23.1cm" svg:y1="13.1cm" svg:x2="22.55cm" svg:y2="13.1cm">
          <text:p/>
        </draw:line>
        <draw:line draw:style-name="gr13" draw:text-style-name="P1" draw:layer="Detail" svg:x1="29.2cm" svg:y1="14.75cm" svg:x2="29.2cm" svg:y2="11.7cm">
          <text:p/>
        </draw:line>
        <draw:line draw:style-name="gr13" draw:text-style-name="P1" draw:layer="Detail" svg:x1="30.1cm" svg:y1="14.75cm" svg:x2="30.1cm" svg:y2="13.15cm">
          <text:p/>
        </draw:line>
        <draw:line draw:style-name="gr13" draw:text-style-name="P1" draw:layer="Detail" svg:x1="30.1cm" svg:y1="12.6cm" svg:x2="30.1cm" svg:y2="11.7cm">
          <text:p/>
        </draw:line>
        <draw:line draw:style-name="gr13" draw:text-style-name="P1" draw:layer="Detail" svg:x1="30.101cm" svg:y1="12.6cm" svg:x2="31.602cm" svg:y2="12.6cm">
          <text:p/>
        </draw:line>
        <draw:line draw:style-name="gr13" draw:text-style-name="P1" draw:layer="Detail" svg:x1="30.101cm" svg:y1="11.8cm" svg:x2="31.602cm" svg:y2="11.8cm">
          <text:p/>
        </draw:line>
        <draw:line draw:style-name="gr13" draw:text-style-name="P1" draw:layer="Detail" svg:x1="30.6cm" svg:y1="12.6cm" svg:x2="30.6cm" svg:y2="11.7cm">
          <text:p/>
        </draw:line>
        <draw:line draw:style-name="gr13" draw:text-style-name="P1" draw:layer="Detail" svg:x1="29.2cm" svg:y1="13.6cm" svg:x2="31.601cm" svg:y2="13.6cm">
          <text:p/>
        </draw:line>
        <draw:line draw:style-name="gr13" draw:text-style-name="P1" draw:layer="Detail" svg:x1="29.2cm" svg:y1="14.15cm" svg:x2="28.8cm" svg:y2="14.15cm">
          <text:p/>
        </draw:line>
        <draw:line draw:style-name="gr13" draw:text-style-name="P1" draw:layer="Detail" svg:x1="28.6cm" svg:y1="12.15cm" svg:x2="28.6cm" svg:y2="13.5cm">
          <text:p/>
        </draw:line>
        <draw:line draw:style-name="gr13" draw:text-style-name="P1" draw:layer="Detail" svg:x1="27.749cm" svg:y1="13.05cm" svg:x2="28.6cm" svg:y2="13.05cm">
          <text:p/>
        </draw:line>
        <draw:line draw:style-name="gr13" draw:text-style-name="P1" draw:layer="Detail" svg:x1="27.749cm" svg:y1="12.6cm" svg:x2="28.6cm" svg:y2="12.6cm">
          <text:p/>
        </draw:line>
        <draw:line draw:style-name="gr13" draw:text-style-name="P1" draw:layer="Detail" svg:x1="27.749cm" svg:y1="12.15cm" svg:x2="29.2cm" svg:y2="12.15cm">
          <text:p/>
        </draw:line>
        <draw:line draw:style-name="gr13" draw:text-style-name="P1" draw:layer="Detail" svg:x1="27.75cm" svg:y1="13.5cm" svg:x2="28.601cm" svg:y2="13.5cm">
          <text:p/>
        </draw:line>
        <draw:g>
          <draw:line draw:style-name="gr15" draw:text-style-name="P1" draw:layer="Door" svg:x1="16.799cm" svg:y1="19.399cm" svg:x2="16.25cm" svg:y2="19.399cm">
            <text:p/>
          </draw:line>
          <draw:path draw:style-name="gr15" draw:text-style-name="P1" draw:layer="Door" svg:width="0.617cm" svg:height="0.457cm" draw:transform="skewX (0.0102974425867665) rotate (-0.129154364647581) translate (16.2500156802218cm 18.8665582725084cm)" svg:viewBox="0 0 618 458" svg:d="M0 0c530 1 618 458 618 458">
            <text:p/>
          </draw:path>
        </draw:g>
        <draw:g>
          <draw:line draw:style-name="gr15" draw:text-style-name="P1" draw:layer="Door" svg:x1="25.881cm" svg:y1="16.099cm" svg:x2="25.881cm" svg:y2="15.55cm">
            <text:p/>
          </draw:line>
          <draw:path draw:style-name="gr15" draw:text-style-name="P1" draw:layer="Door" svg:width="0.619cm" svg:height="0.457cm" draw:transform="skewX (-0.0127409035395586) rotate (1.70047429021808) translate (25.4284218133513cm 16.1648645257191cm)" svg:viewBox="0 0 620 458" svg:d="M620 0c-530 1-620 458-620 458">
            <text:p/>
          </draw:path>
        </draw:g>
        <draw:g>
          <draw:line draw:style-name="gr15" draw:text-style-name="P1" draw:layer="Door" svg:x1="31.042cm" svg:y1="15.449cm" svg:x2="31.591cm" svg:y2="15.449cm">
            <text:p/>
          </draw:line>
          <draw:path draw:style-name="gr15" draw:text-style-name="P1" draw:layer="Door" svg:width="0.618cm" svg:height="0.457cm" draw:transform="skewX (-0.0111701072127637) rotate (0.129503430497979) translate (30.9769123896638cm 14.9962115658699cm)" svg:viewBox="0 0 619 458" svg:d="M619 0c-530 1-619 458-619 458">
            <text:p/>
          </draw:path>
        </draw:g>
        <draw:g>
          <draw:line draw:style-name="gr15" draw:text-style-name="P1" draw:layer="Door" svg:x1="31.042cm" svg:y1="15.65cm" svg:x2="31.591cm" svg:y2="15.65cm">
            <text:p/>
          </draw:line>
          <draw:path draw:style-name="gr15" draw:text-style-name="P1" draw:layer="Door" svg:width="0.618cm" svg:height="0.457cm" draw:transform="skewX (0.0111701072127637) rotate (3.01208922309181) translate (31.5906131059834cm 16.1827120860979cm)" svg:viewBox="0 0 619 458" svg:d="M0 0c530 1 619 458 619 458">
            <text:p/>
          </draw:path>
        </draw:g>
        <draw:g>
          <draw:line draw:style-name="gr15" draw:text-style-name="P1" draw:layer="Door" svg:x1="28.801cm" svg:y1="14.65cm" svg:x2="29.2cm" svg:y2="14.65cm">
            <text:p/>
          </draw:line>
          <draw:path draw:style-name="gr15" draw:text-style-name="P1" draw:layer="Door" svg:width="0.45cm" svg:height="0.369cm" draw:transform="skewX (0.0162315620435472) rotate (0.142942465738336) translate (28.7533303270134cm 14.2834788266877cm)" svg:viewBox="0 0 451 370" svg:d="M451 0c-386 1-451 370-451 370">
            <text:p/>
          </draw:path>
        </draw:g>
        <draw:g>
          <draw:line draw:style-name="gr15" draw:text-style-name="P1" draw:layer="Door" svg:x1="30.499cm" svg:y1="14.65cm" svg:x2="30.1cm" svg:y2="14.65cm">
            <text:p/>
          </draw:line>
          <draw:path draw:style-name="gr15" draw:text-style-name="P1" draw:layer="Door" svg:width="0.449cm" svg:height="0.369cm" draw:transform="skewX (-0.0185004900711399) rotate (-0.142942465738337) translate (30.1002813774666cm 14.2192328159321cm)" svg:viewBox="0 0 450 370" svg:d="M0 0c386 1 450 370 450 370">
            <text:p/>
          </draw:path>
        </draw:g>
        <draw:g>
          <draw:line draw:style-name="gr15" draw:text-style-name="P1" draw:layer="Door" svg:x1="30.031cm" svg:y1="13.101cm" svg:x2="30.031cm" svg:y2="13.6cm">
            <text:p/>
          </draw:line>
          <draw:path draw:style-name="gr15" draw:text-style-name="P1" draw:layer="Door" svg:width="0.559cm" svg:height="0.37cm" draw:transform="skewX (0.0392699081698724) rotate (1.45612819493887) translate (29.6002328159321cm 13.5996482781667cm)" svg:viewBox="0 0 560 371" svg:d="M0 0c481 1 560 371 560 371">
            <text:p/>
          </draw:path>
        </draw:g>
        <draw:g>
          <draw:line draw:style-name="gr15" draw:text-style-name="P1" draw:layer="Door" svg:x1="30.2cm" svg:y1="12.3cm" svg:x2="30.2cm" svg:y2="12.6cm">
            <text:p/>
          </draw:line>
          <draw:path draw:style-name="gr15" draw:text-style-name="P1" draw:layer="Door" svg:width="0.336cm" svg:height="0.282cm" draw:transform="skewX (0.026179938779915) rotate (-1.42401413670217) translate (30.4804765259854cm 12.2660269164038cm)" svg:viewBox="0 0 337 283" svg:d="M337 0c-289 1-337 283-337 283">
            <text:p/>
          </draw:path>
        </draw:g>
        <draw:g>
          <draw:line draw:style-name="gr15" draw:text-style-name="P1" draw:layer="Door" svg:x1="30.65cm" svg:y1="12.3cm" svg:x2="30.65cm" svg:y2="12.6cm">
            <text:p/>
          </draw:line>
          <draw:path draw:style-name="gr15" draw:text-style-name="P1" draw:layer="Door" svg:width="0.336cm" svg:height="0.282cm" draw:transform="skewX (0.026179938779915) rotate (-1.42401413670217) translate (30.9304765259854cm 12.2660269164038cm)" svg:viewBox="0 0 337 283" svg:d="M337 0c-289 1-337 283-337 283">
            <text:p/>
          </draw:path>
        </draw:g>
        <draw:g>
          <draw:line draw:style-name="gr15" draw:text-style-name="P1" draw:layer="Door" svg:x1="31.43cm" svg:y1="12.9cm" svg:x2="31.43cm" svg:y2="12.6cm">
            <text:p/>
          </draw:line>
          <draw:path draw:style-name="gr15" draw:text-style-name="P1" draw:layer="Door" svg:width="0.335cm" svg:height="0.282cm" draw:transform="skewX (0.0300196631343025) rotate (1.71705491811202) translate (31.1491680221937cm 12.9327722979346cm)" svg:viewBox="0 0 336 283" svg:d="M336 0c-289 1-336 283-336 283">
            <text:p/>
          </draw:path>
        </draw:g>
        <draw:g>
          <draw:line draw:style-name="gr15" draw:text-style-name="P1" draw:layer="Door" svg:x1="29.15cm" svg:y1="11.85cm" svg:x2="29.15cm" svg:y2="12.15cm">
            <text:p/>
          </draw:line>
          <draw:path draw:style-name="gr15" draw:text-style-name="P1" draw:layer="Door" svg:width="0.336cm" svg:height="0.282cm" draw:transform="skewX (-0.0267035375555132) rotate (1.42453773547777) translate (28.8201782581383cm 12.1497889669cm)" svg:viewBox="0 0 337 283" svg:d="M0 0c290 1 337 283 337 283">
            <text:p/>
          </draw:path>
        </draw:g>
        <draw:g>
          <draw:line draw:style-name="gr15" draw:text-style-name="P1" draw:layer="Door" svg:x1="28.3cm" svg:y1="12.55cm" svg:x2="28.6cm" svg:y2="12.55cm">
            <text:p/>
          </draw:line>
          <draw:path draw:style-name="gr15" draw:text-style-name="P1" draw:layer="Door" svg:width="0.335cm" svg:height="0.282cm" draw:transform="skewX (0.0303687289847013) rotate (0.147131255943122) translate (28.2671152454539cm 12.2694812389258cm)" svg:viewBox="0 0 336 283" svg:d="M336 0c-289 1-336 283-336 283">
            <text:p/>
          </draw:path>
        </draw:g>
        <draw:g>
          <draw:line draw:style-name="gr15" draw:text-style-name="P1" draw:layer="Door" svg:x1="28.3cm" svg:y1="12.98cm" svg:x2="28.6cm" svg:y2="12.98cm">
            <text:p/>
          </draw:line>
          <draw:path draw:style-name="gr15" draw:text-style-name="P1" draw:layer="Door" svg:width="0.335cm" svg:height="0.282cm" draw:transform="skewX (0.0303687289847013) rotate (0.147131255943122) translate (28.2671152454539cm 12.6994812389258cm)" svg:viewBox="0 0 336 283" svg:d="M336 0c-289 1-336 283-336 283">
            <text:p/>
          </draw:path>
        </draw:g>
        <draw:g>
          <draw:line draw:style-name="gr15" draw:text-style-name="P1" draw:layer="Door" svg:x1="28.3cm" svg:y1="13.43cm" svg:x2="28.6cm" svg:y2="13.43cm">
            <text:p/>
          </draw:line>
          <draw:path draw:style-name="gr15" draw:text-style-name="P1" draw:layer="Door" svg:width="0.335cm" svg:height="0.282cm" draw:transform="skewX (0.0303687289847013) rotate (0.147131255943122) translate (28.2671152454539cm 13.1494812389258cm)" svg:viewBox="0 0 336 283" svg:d="M336 0c-289 1-336 283-336 283">
            <text:p/>
          </draw:path>
        </draw:g>
        <draw:g>
          <draw:line draw:style-name="gr15" draw:text-style-name="P1" draw:layer="Door" svg:x1="29.301cm" svg:y1="24.15cm" svg:x2="29.75cm" svg:y2="24.15cm">
            <text:p/>
          </draw:line>
          <draw:path draw:style-name="gr15" draw:text-style-name="P1" draw:layer="Door" svg:width="0.506cm" svg:height="0.385cm" draw:transform="skewX (-0.00436332312998579) rotate (0.133168621927167) translate (29.2470947412642cm 23.7675705890928cm)" svg:viewBox="0 0 507 386" svg:d="M507 0c-433 1-507 386-507 386">
            <text:p/>
          </draw:path>
        </draw:g>
        <draw:g>
          <draw:g>
            <draw:line draw:style-name="gr15" draw:text-style-name="P1" draw:layer="Door" svg:x1="25.4cm" svg:y1="14.15cm" svg:x2="25.4cm" svg:y2="14.308cm">
              <text:p/>
            </draw:line>
            <draw:path draw:style-name="gr15" draw:text-style-name="P1" draw:layer="Door" svg:width="0.177cm" svg:height="0.127cm" draw:transform="skewX (0.0127409035395586) rotate (1.43989663289532) translate (25.2500804111374cm 14.3078887669073cm)" svg:viewBox="0 0 178 128" svg:d="M0 0c152 0 178 128 178 128">
              <text:p/>
            </draw:path>
          </draw:g>
          <draw:g>
            <draw:line draw:style-name="gr15" draw:text-style-name="P1" draw:layer="Door" svg:x1="24.858cm" svg:y1="13.852cm" svg:x2="24.858cm" svg:y2="14.309cm">
              <text:p/>
            </draw:line>
            <draw:path draw:style-name="gr15" draw:text-style-name="P1" draw:layer="Door" svg:width="0.514cm" svg:height="0.336cm" draw:transform="skewX (-0.044331363000656) rotate (-1.45560459616327) translate (25.1906437390623cm 13.7975067429461cm)" svg:viewBox="0 0 515 337" svg:d="M515 0c-441 0-515 337-515 337">
              <text:p/>
            </draw:path>
          </draw:g>
        </draw:g>
        <draw:g>
          <draw:line draw:style-name="gr15" draw:text-style-name="P1" draw:layer="Door" svg:x1="22.331cm" svg:y1="15.001cm" svg:x2="22.331cm" svg:y2="15.55cm">
            <text:p/>
          </draw:line>
          <draw:path draw:style-name="gr15" draw:text-style-name="P1" draw:layer="Door" svg:width="0.62cm" svg:height="0.457cm" draw:transform="skewX (0.0164060949687467) rotate (1.44111836337172) translate (21.7982879139021cm 15.5496131059834cm)" svg:viewBox="0 0 621 458" svg:d="M0 0c530 1 621 458 621 458">
            <text:p/>
          </draw:path>
        </draw:g>
        <draw:g>
          <draw:g>
            <draw:line draw:style-name="gr15" draw:text-style-name="P1" draw:layer="Door" svg:x1="14.65cm" svg:y1="11.651cm" svg:x2="14.65cm" svg:y2="12.1cm">
              <text:p/>
            </draw:line>
            <draw:path draw:style-name="gr15" draw:text-style-name="P1" draw:layer="Door" svg:width="0.504cm" svg:height="0.363cm" draw:transform="skewX (0.0148352986419518) rotate (1.44408542310011) translate (14.2257195061612cm 12.09968345035cm)" svg:viewBox="0 0 505 364" svg:d="M0 0c433 1 505 364 505 364">
              <text:p/>
            </draw:path>
          </draw:g>
          <draw:g>
            <draw:line draw:style-name="gr15" draw:text-style-name="P1" draw:layer="Door" svg:x1="13.8cm" svg:y1="11.651cm" svg:x2="13.8cm" svg:y2="12.1cm">
              <text:p/>
            </draw:line>
            <draw:path draw:style-name="gr15" draw:text-style-name="P1" draw:layer="Door" svg:width="0.505cm" svg:height="0.365cm" draw:transform="skewX (-0.0204203522483336) rotate (-1.4474015486789) translate (14.1620098159112cm 11.5976013727134cm)" svg:viewBox="0 0 506 366" svg:d="M506 0c-433 2-506 366-506 366">
              <text:p/>
            </draw:path>
          </draw:g>
        </draw:g>
        <draw:g>
          <draw:g>
            <draw:line draw:style-name="gr15" draw:text-style-name="P1" draw:layer="Door" svg:x1="13.151cm" svg:y1="10.35cm" svg:x2="13.6cm" svg:y2="10.35cm">
              <text:p/>
            </draw:line>
            <draw:path draw:style-name="gr15" draw:text-style-name="P1" draw:layer="Door" svg:width="0.504cm" svg:height="0.363cm" draw:transform="skewX (0.0148352986419518) rotate (3.014881749895) translate (13.59968345035cm 10.7742804938388cm)" svg:viewBox="0 0 505 364" svg:d="M0 0c433 1 505 364 505 364">
              <text:p/>
            </draw:path>
          </draw:g>
          <draw:g>
            <draw:line draw:style-name="gr15" draw:text-style-name="P1" draw:layer="Door" svg:x1="13.151cm" svg:y1="11.2cm" svg:x2="13.6cm" svg:y2="11.2cm">
              <text:p/>
            </draw:line>
            <draw:path draw:style-name="gr15" draw:text-style-name="P1" draw:layer="Door" svg:width="0.505cm" svg:height="0.365cm" draw:transform="skewX (-0.0204203522483336) rotate (0.123394778115999) translate (13.0976013727134cm 10.8379901840888cm)" svg:viewBox="0 0 506 366" svg:d="M506 0c-433 2-506 366-506 366">
              <text:p/>
            </draw:path>
          </draw:g>
        </draw:g>
        <draw:g>
          <draw:g>
            <draw:line draw:style-name="gr15" draw:text-style-name="P1" draw:layer="Door" svg:x1="15.349cm" svg:y1="10.35cm" svg:x2="14.9cm" svg:y2="10.35cm">
              <text:p/>
            </draw:line>
            <draw:path draw:style-name="gr15" draw:text-style-name="P1" draw:layer="Door" svg:width="0.503cm" svg:height="0.363cm" draw:transform="skewX (-0.0118682389135614) rotate (-3.01453268404461) translate (15.4003668997741cm 10.7103999736253cm)" svg:viewBox="0 0 504 364" svg:d="M504 0c-433 0-504 364-504 364">
              <text:p/>
            </draw:path>
          </draw:g>
          <draw:g>
            <draw:line draw:style-name="gr15" draw:text-style-name="P1" draw:layer="Door" svg:x1="15.349cm" svg:y1="11.2cm" svg:x2="14.9cm" svg:y2="11.2cm">
              <text:p/>
            </draw:line>
            <draw:path draw:style-name="gr15" draw:text-style-name="P1" draw:layer="Door" svg:width="0.505cm" svg:height="0.366cm" draw:transform="skewX (0.0212930168743308) rotate (-0.122347580564803) translate (14.90031654965cm 10.7757195061612cm)" svg:viewBox="0 0 506 367" svg:d="M0 0c433 2 506 367 506 367">
              <text:p/>
            </draw:path>
          </draw:g>
        </draw:g>
        <draw:g>
          <draw:g>
            <draw:line draw:style-name="gr15" draw:text-style-name="P1" draw:layer="Door" svg:x1="15.249cm" svg:y1="23.9cm" svg:x2="14.8cm" svg:y2="23.9cm">
              <text:p/>
            </draw:line>
            <draw:path draw:style-name="gr15" draw:text-style-name="P1" draw:layer="Door" svg:width="0.503cm" svg:height="0.363cm" draw:transform="skewX (-0.0118682389135614) rotate (-3.01453268404461) translate (15.3003668997741cm 24.2603999736253cm)" svg:viewBox="0 0 504 364" svg:d="M504 0c-433 0-504 364-504 364">
              <text:p/>
            </draw:path>
          </draw:g>
          <draw:g>
            <draw:line draw:style-name="gr15" draw:text-style-name="P1" draw:layer="Door" svg:x1="15.249cm" svg:y1="24.75cm" svg:x2="14.8cm" svg:y2="24.75cm">
              <text:p/>
            </draw:line>
            <draw:path draw:style-name="gr15" draw:text-style-name="P1" draw:layer="Door" svg:width="0.505cm" svg:height="0.366cm" draw:transform="skewX (0.0212930168743308) rotate (-0.122347580564803) translate (14.80031654965cm 24.3257195061612cm)" svg:viewBox="0 0 506 367" svg:d="M0 0c433 2 506 367 506 367">
              <text:p/>
            </draw:path>
          </draw:g>
        </draw:g>
        <draw:g>
          <draw:g>
            <draw:line draw:style-name="gr15" draw:text-style-name="P1" draw:layer="Door" svg:x1="14.65cm" svg:y1="9.601cm" svg:x2="14.65cm" svg:y2="10.05cm">
              <text:p/>
            </draw:line>
            <draw:path draw:style-name="gr15" draw:text-style-name="P1" draw:layer="Door" svg:width="0.504cm" svg:height="0.363cm" draw:transform="skewX (0.0148352986419518) rotate (1.44408542310011) translate (14.2257195061612cm 10.04968345035cm)" svg:viewBox="0 0 505 364" svg:d="M0 0c433 1 505 364 505 364">
              <text:p/>
            </draw:path>
          </draw:g>
          <draw:g>
            <draw:line draw:style-name="gr15" draw:text-style-name="P1" draw:layer="Door" svg:x1="13.8cm" svg:y1="9.601cm" svg:x2="13.8cm" svg:y2="10.05cm">
              <text:p/>
            </draw:line>
            <draw:path draw:style-name="gr15" draw:text-style-name="P1" draw:layer="Door" svg:width="0.505cm" svg:height="0.365cm" draw:transform="skewX (-0.0204203522483336) rotate (-1.4474015486789) translate (14.1620098159112cm 9.54760137271343cm)" svg:viewBox="0 0 506 366" svg:d="M506 0c-433 2-506 366-506 366">
              <text:p/>
            </draw:path>
          </draw:g>
        </draw:g>
        <draw:g>
          <draw:line draw:style-name="gr15" draw:text-style-name="P1" draw:layer="Door" svg:x1="26.75cm" svg:y1="15.55cm" svg:x2="26.409cm" svg:y2="15.35cm">
            <text:p/>
          </draw:line>
          <draw:path draw:style-name="gr15" draw:text-style-name="P1" draw:layer="Door" svg:width="0.143cm" svg:height="0.144cm" draw:transform="skewX (-0.0333357887130917) rotate (2.07048409164087) translate (26.3519145174021cm 15.5495774946984cm)" svg:viewBox="0 0 144 145" svg:d="M0 0c115 48 144 145 144 145">
            <text:p/>
          </draw:path>
        </draw:g>
        <draw:g>
          <draw:line draw:style-name="gr15" draw:text-style-name="P1" draw:layer="Door" svg:x1="24.943cm" svg:y1="10.5cm" svg:x2="24.702cm" svg:y2="10.5cm">
            <text:p/>
          </draw:line>
          <draw:path draw:style-name="gr15" draw:text-style-name="P1" draw:layer="Door" svg:width="0.27cm" svg:height="0.127cm" draw:transform="skewX (-0.13247049022637) rotate (-3.05432619099008) translate (24.9712171835522cm 10.6263414908552cm)" svg:viewBox="0 0 271 128" svg:d="M271 0c-232-1-271 128-271 128">
            <text:p/>
          </draw:path>
        </draw:g>
        <draw:g>
          <draw:line draw:style-name="gr15" draw:text-style-name="P1" draw:layer="Door" svg:x1="25.249cm" svg:y1="11.042cm" svg:x2="24.7cm" svg:y2="11.042cm">
            <text:p/>
          </draw:line>
          <draw:path draw:style-name="gr15" draw:text-style-name="P1" draw:layer="Door" svg:width="0.616cm" svg:height="0.336cm" draw:transform="skewX (0.0938987137572949) rotate (-0.0966912405604863) translate (24.7003868940166cm 10.6502117490612cm)" svg:viewBox="0 0 617 337" svg:d="M0 0c527 0 617 337 617 337">
            <text:p/>
          </draw:path>
        </draw:g>
        <draw:g>
          <draw:line draw:style-name="gr15" draw:text-style-name="P1" draw:layer="Door" svg:x1="29.9cm" svg:y1="8.551cm" svg:x2="29.9cm" svg:y2="9.1cm">
            <text:p/>
          </draw:line>
          <draw:path draw:style-name="gr15" draw:text-style-name="P1" draw:layer="Door" svg:width="0.616cm" svg:height="0.43cm" draw:transform="skewX (-0.0261799387799149) rotate (-1.45054314133249) translate (30.3257332738083cm 8.4872417226486cm)" svg:viewBox="0 0 617 431" svg:d="M617 0c-529 2-617 431-617 431">
            <text:p/>
          </draw:path>
        </draw:g>
        <draw:g>
          <draw:line draw:style-name="gr15" draw:text-style-name="P1" draw:layer="Door" svg:x1="32.95cm" svg:y1="9.399cm" svg:x2="32.95cm" svg:y2="8.95cm">
            <text:p/>
          </draw:line>
          <draw:path draw:style-name="gr15" draw:text-style-name="P1" draw:layer="Door" svg:width="0.503cm" svg:height="0.344cm" draw:transform="skewX (-0.0317649923862968) rotate (1.68843151837931) translate (32.6094154511887cm 9.45123859441618cm)" svg:viewBox="0 0 504 345" svg:d="M504 0c-432 1-504 345-504 345">
            <text:p/>
          </draw:path>
        </draw:g>
        <draw:g>
          <draw:line draw:style-name="gr15" draw:text-style-name="P1" draw:layer="Door" svg:x1="33.2cm" svg:y1="9.399cm" svg:x2="33.2cm" svg:y2="8.95cm">
            <text:p/>
          </draw:line>
          <draw:path draw:style-name="gr15" draw:text-style-name="P1" draw:layer="Door" svg:width="0.503cm" svg:height="0.343cm" draw:transform="skewX (0.0310668606854991) rotate (-1.68860605130451) translate (33.5997839295294cm 8.95031654964999cm)" svg:viewBox="0 0 504 344" svg:d="M0 0c433 1 504 344 504 344">
            <text:p/>
          </draw:path>
        </draw:g>
        <draw:g>
          <draw:line draw:style-name="gr15" draw:text-style-name="P1" draw:layer="Door" svg:x1="34.45cm" svg:y1="9.211cm" svg:x2="34.848cm" svg:y2="9.002cm">
            <text:p/>
          </draw:line>
          <draw:path draw:style-name="gr15" draw:text-style-name="P1" draw:layer="Door" svg:width="0.503cm" svg:height="0.343cm" draw:transform="skewX (0.031066860685499) rotate (-2.77437537897019) translate (35.0339147017174cm 9.35598665348963cm)" svg:viewBox="0 0 504 344" svg:d="M0 0c433 1 504 344 504 344">
            <text:p/>
          </draw:path>
        </draw:g>
        <draw:g>
          <draw:line draw:style-name="gr15" draw:text-style-name="P1" draw:layer="Door" svg:x1="35.15cm" svg:y1="10.561cm" svg:x2="35.548cm" svg:y2="10.352cm">
            <text:p/>
          </draw:line>
          <draw:path draw:style-name="gr15" draw:text-style-name="P1" draw:layer="Door" svg:width="0.503cm" svg:height="0.343cm" draw:transform="skewX (0.031066860685499) rotate (-2.77437537897019) translate (35.7339147017174cm 10.7059866534896cm)" svg:viewBox="0 0 504 344" svg:d="M0 0c433 1 504 344 504 344">
            <text:p/>
          </draw:path>
        </draw:g>
        <draw:g>
          <draw:line draw:style-name="gr15" draw:text-style-name="P1" draw:layer="Door" svg:x1="36.73cm" svg:y1="13.576cm" svg:x2="37.136cm" svg:y2="13.362cm">
            <text:p/>
          </draw:line>
          <draw:path draw:style-name="gr15" draw:text-style-name="P1" draw:layer="Door" svg:width="0.514cm" svg:height="0.352cm" draw:transform="skewX (-0.0303687289847013) rotate (0.602662190713642) translate (36.5209498129606cm 13.2922315545357cm)" svg:viewBox="0 0 515 353" svg:d="M515 0c-442 1-515 353-515 353">
            <text:p/>
          </draw:path>
        </draw:g>
        <draw:g>
          <draw:line draw:style-name="gr15" draw:text-style-name="P1" draw:layer="Door" svg:x1="33.35cm" svg:y1="14.951cm" svg:x2="33.35cm" svg:y2="15.4cm">
            <text:p/>
          </draw:line>
          <draw:path draw:style-name="gr15" draw:text-style-name="P1" draw:layer="Door" svg:width="0.503cm" svg:height="0.343cm" draw:transform="skewX (-0.031066860685499) rotate (-1.45298660228528) translate (33.69051867124cm 14.8989538113295cm)" svg:viewBox="0 0 504 344" svg:d="M504 0c-432 1-504 344-504 344">
            <text:p/>
          </draw:path>
        </draw:g>
        <draw:g>
          <draw:line draw:style-name="gr15" draw:text-style-name="P1" draw:layer="Door" svg:x1="35.2cm" svg:y1="14.951cm" svg:x2="35.2cm" svg:y2="15.4cm">
            <text:p/>
          </draw:line>
          <draw:path draw:style-name="gr15" draw:text-style-name="P1" draw:layer="Door" svg:width="0.503cm" svg:height="0.343cm" draw:transform="skewX (-0.031066860685499) rotate (-1.45298660228528) translate (35.54051867124cm 14.8989538113295cm)" svg:viewBox="0 0 504 344" svg:d="M504 0c-432 1-504 344-504 344">
            <text:p/>
          </draw:path>
        </draw:g>
        <draw:g>
          <draw:line draw:style-name="gr15" draw:text-style-name="P1" draw:layer="Door" svg:x1="42.551cm" svg:y1="8.55cm" svg:x2="43cm" svg:y2="8.55cm">
            <text:p/>
          </draw:line>
          <draw:path draw:style-name="gr15" draw:text-style-name="P1" draw:layer="Door" svg:width="0.503cm" svg:height="0.343cm" draw:transform="skewX (0.0300196631343025) rotate (3.02360839615498) translate (42.99968345035cm 8.94978392952937cm)" svg:viewBox="0 0 504 344" svg:d="M0 0c433 1 504 344 504 344">
            <text:p/>
          </draw:path>
        </draw:g>
        <draw:g>
          <draw:line draw:style-name="gr15" draw:text-style-name="P1" draw:layer="Door" svg:x1="41.749cm" svg:y1="8.55cm" svg:x2="41.3cm" svg:y2="8.55cm">
            <text:p/>
          </draw:line>
          <draw:path draw:style-name="gr15" draw:text-style-name="P1" draw:layer="Door" svg:width="0.503cm" svg:height="0.343cm" draw:transform="skewX (-0.0300196631343025) rotate (-3.02360839615498) translate (41.8007344002234cm 8.89046700911297cm)" svg:viewBox="0 0 504 344" svg:d="M504 0c-433 1-504 344-504 344">
            <text:p/>
          </draw:path>
        </draw:g>
        <draw:line draw:style-name="gr13" draw:text-style-name="P1" draw:layer="Detail" svg:x1="40.95cm" svg:y1="17.65cm" svg:x2="40.95cm" svg:y2="15.8cm">
          <text:p/>
        </draw:line>
        <draw:line draw:style-name="gr13" draw:text-style-name="P1" draw:layer="Detail" svg:x1="40.95cm" svg:y1="15.8cm" svg:x2="42.45cm" svg:y2="15.8cm">
          <text:p/>
        </draw:line>
        <draw:line draw:style-name="gr13" draw:text-style-name="P1" draw:layer="Detail" svg:x1="42.45cm" svg:y1="17.65cm" svg:x2="42.45cm" svg:y2="15.8cm">
          <text:p/>
        </draw:line>
        <draw:line draw:style-name="gr13" draw:text-style-name="P1" draw:layer="Detail" svg:x1="40.95cm" svg:y1="17.65cm" svg:x2="42.45cm" svg:y2="17.65cm">
          <text:p/>
        </draw:line>
        <draw:g>
          <draw:line draw:style-name="gr15" draw:text-style-name="P1" draw:layer="Door" svg:x1="24.35cm" svg:y1="22.099cm" svg:x2="24.35cm" svg:y2="21.65cm">
            <text:p/>
          </draw:line>
          <draw:path draw:style-name="gr15" draw:text-style-name="P1" draw:layer="Door" svg:width="0.505cm" svg:height="0.344cm" draw:transform="skewX (0.0363028484414821) rotate (-1.68808245252892) translate (24.7497839295294cm 21.65031654965cm)" svg:viewBox="0 0 506 345" svg:d="M0 0c433 1 506 345 506 345">
            <text:p/>
          </draw:path>
        </draw:g>
        <draw:g>
          <draw:line draw:style-name="gr15" draw:text-style-name="P1" draw:layer="Door" svg:x1="30.299cm" svg:y1="23.25cm" svg:x2="29.75cm" svg:y2="23.25cm">
            <text:p/>
          </draw:line>
          <draw:path draw:style-name="gr15" draw:text-style-name="P1" draw:layer="Door" svg:width="0.618cm" svg:height="0.428cm" draw:transform="skewX (0.029845130209103) rotate (-0.122347580564803) translate (29.7503868940166cm 22.7502700880883cm)" svg:viewBox="0 0 619 429" svg:d="M0 0c529 1 619 429 619 429">
            <text:p/>
          </draw:path>
        </draw:g>
        <draw:line draw:style-name="gr12" draw:text-style-name="P1" draw:layer="AC_Zones" svg:x1="38.35cm" svg:y1="23.354cm" svg:x2="32.7cm" svg:y2="23.355cm">
          <text:p/>
        </draw:line>
        <draw:g>
          <draw:line draw:style-name="gr15" draw:text-style-name="P1" draw:layer="Door" svg:x1="36.5cm" svg:y1="23.899cm" svg:x2="36.5cm" svg:y2="23.35cm">
            <text:p/>
          </draw:line>
          <draw:path draw:style-name="gr15" draw:text-style-name="P1" draw:layer="Door" svg:width="0.618cm" svg:height="0.428cm" draw:transform="skewX (-0.0291469985083053) rotate (1.6931439073597) translate (36.0758105334011cm 23.9647280064311cm)" svg:viewBox="0 0 619 429" svg:d="M619 0c-529 1-619 429-619 429">
            <text:p/>
          </draw:path>
        </draw:g>
        <draw:g>
          <draw:line draw:style-name="gr15" draw:text-style-name="P1" draw:layer="Door" svg:x1="42.2cm" svg:y1="22.796cm" svg:x2="42.315cm" svg:y2="22.259cm">
            <text:p/>
          </draw:line>
          <draw:path draw:style-name="gr15" draw:text-style-name="P1" draw:layer="Door" svg:width="0.618cm" svg:height="0.428cm" draw:transform="skewX (0.0291469985083053) rotate (-1.90328154929982) translate (42.8035191943251cm 22.3635200648217cm)" svg:viewBox="0 0 619 429" svg:d="M0 0c529 1 619 429 619 429">
            <text:p/>
          </draw:path>
        </draw:g>
        <draw:g>
          <draw:line draw:style-name="gr15" draw:text-style-name="P1" draw:layer="Door" svg:x1="15.701cm" svg:y1="21.432cm" svg:x2="16.25cm" svg:y2="21.432cm">
            <text:p/>
          </draw:line>
          <draw:path draw:style-name="gr15" draw:text-style-name="P1" draw:layer="Door" svg:width="0.616cm" svg:height="0.457cm" draw:transform="skewX (-0.0075049157835756) rotate (0.129503430497979) translate (15.6379472712853cm 20.9792652611991cm)" svg:viewBox="0 0 617 458" svg:d="M617 0c-529 1-617 458-617 458">
            <text:p/>
          </draw:path>
        </draw:g>
        <draw:g>
          <draw:g>
            <draw:line draw:style-name="gr15" draw:text-style-name="P1" draw:layer="Door" svg:x1="15.349cm" svg:y1="14cm" svg:x2="14.9cm" svg:y2="14cm">
              <text:p/>
            </draw:line>
            <draw:path draw:style-name="gr15" draw:text-style-name="P1" draw:layer="Door" svg:width="0.503cm" svg:height="0.363cm" draw:transform="skewX (-0.0118682389135614) rotate (-3.01453268404461) translate (15.4003668997741cm 14.3603999736253cm)" svg:viewBox="0 0 504 364" svg:d="M504 0c-433 0-504 364-504 364">
              <text:p/>
            </draw:path>
          </draw:g>
          <draw:g>
            <draw:line draw:style-name="gr15" draw:text-style-name="P1" draw:layer="Door" svg:x1="15.349cm" svg:y1="14.85cm" svg:x2="14.9cm" svg:y2="14.85cm">
              <text:p/>
            </draw:line>
            <draw:path draw:style-name="gr15" draw:text-style-name="P1" draw:layer="Door" svg:width="0.505cm" svg:height="0.366cm" draw:transform="skewX (0.0212930168743308) rotate (-0.122347580564803) translate (14.90031654965cm 14.4257195061612cm)" svg:viewBox="0 0 506 367" svg:d="M0 0c433 2 506 367 506 367">
              <text:p/>
            </draw:path>
          </draw:g>
        </draw:g>
        <draw:g>
          <draw:line draw:style-name="gr15" draw:text-style-name="P1" draw:layer="Door" svg:x1="17.6cm" svg:y1="15.001cm" svg:x2="17.6cm" svg:y2="15.55cm">
            <text:p/>
          </draw:line>
          <draw:path draw:style-name="gr15" draw:text-style-name="P1" draw:layer="Door" svg:width="0.62cm" svg:height="0.457cm" draw:transform="skewX (0.0164060949687467) rotate (1.44111836337172) translate (17.0672879139021cm 15.5496131059834cm)" svg:viewBox="0 0 621 458" svg:d="M0 0c530 1 621 458 621 458">
            <text:p/>
          </draw:path>
        </draw:g>
        <draw:g>
          <draw:line draw:style-name="gr15" draw:text-style-name="P1" draw:layer="Door" svg:x1="24.159cm" svg:y1="15.4cm" svg:x2="24.708cm" svg:y2="15.4cm">
            <text:p/>
          </draw:line>
          <draw:path draw:style-name="gr15" draw:text-style-name="P1" draw:layer="Door" svg:width="0.62cm" svg:height="0.457cm" draw:transform="skewX (-0.0150098315671512) rotate (0.129503430497979) translate (24.0921693526779cm 14.9474385655747cm)" svg:viewBox="0 0 621 458" svg:d="M621 0c-530 1-621 458-621 458">
            <text:p/>
          </draw:path>
        </draw:g>
        <draw:g>
          <draw:line draw:style-name="gr15" draw:text-style-name="P1" draw:layer="Door" svg:x1="30.35cm" svg:y1="23.35cm" svg:x2="30.68cm" svg:y2="23.15cm">
            <text:p/>
          </draw:line>
          <draw:path draw:style-name="gr15" draw:text-style-name="P1" draw:layer="Door" svg:width="0.143cm" svg:height="0.14cm" draw:transform="skewX (0.0516617458590321) rotate (-2.05268173327053) translate (30.8021074503325cm 23.2215497428116cm)" svg:viewBox="0 0 144 141" svg:d="M144 0c-114 46-144 141-144 141">
            <text:p/>
          </draw:path>
        </draw:g>
        <draw:g>
          <draw:g>
            <draw:line draw:style-name="gr15" draw:text-style-name="P1" draw:layer="Door" svg:x1="15.85cm" svg:y1="16.35cm" svg:x2="15.65cm" svg:y2="16.041cm">
              <text:p/>
            </draw:line>
            <draw:path draw:style-name="gr15" draw:text-style-name="P1" draw:layer="Door" svg:width="0.142cm" svg:height="0.132cm" draw:transform="skewX (0.108734012399247) rotate (-0.454483737219324) translate (15.7215093862901cm 15.9271268296844cm)" svg:viewBox="0 0 143 133" svg:d="M143 0c-114 44-143 133-143 133">
              <text:p/>
            </draw:path>
          </draw:g>
          <draw:g>
            <draw:line draw:style-name="gr15" draw:text-style-name="P1" draw:layer="Door" svg:x1="15.85cm" svg:y1="15.625cm" svg:x2="15.65cm" svg:y2="15.934cm">
              <text:p/>
            </draw:line>
            <draw:path draw:style-name="gr15" draw:text-style-name="P1" draw:layer="Door" svg:width="0.143cm" svg:height="0.133cm" draw:transform="skewX (-0.0923279174305001) rotate (-2.68466545541768) translate (15.8495774946984cm 15.9852994654191cm)" svg:viewBox="0 0 144 134" svg:d="M0 0c114 44 144 134 144 134">
              <text:p/>
            </draw:path>
          </draw:g>
        </draw:g>
        <draw:g>
          <draw:g>
            <draw:line draw:style-name="gr15" draw:text-style-name="P1" draw:layer="Door" svg:x1="15.85cm" svg:y1="17.125cm" svg:x2="15.65cm" svg:y2="16.816cm">
              <text:p/>
            </draw:line>
            <draw:path draw:style-name="gr15" draw:text-style-name="P1" draw:layer="Door" svg:width="0.142cm" svg:height="0.132cm" draw:transform="skewX (0.108734012399247) rotate (-0.454483737219324) translate (15.7215093862901cm 16.7021268296844cm)" svg:viewBox="0 0 143 133" svg:d="M143 0c-114 44-143 133-143 133">
              <text:p/>
            </draw:path>
          </draw:g>
          <draw:g>
            <draw:line draw:style-name="gr15" draw:text-style-name="P1" draw:layer="Door" svg:x1="15.85cm" svg:y1="16.4cm" svg:x2="15.65cm" svg:y2="16.709cm">
              <text:p/>
            </draw:line>
            <draw:path draw:style-name="gr15" draw:text-style-name="P1" draw:layer="Door" svg:width="0.143cm" svg:height="0.133cm" draw:transform="skewX (-0.0923279174305001) rotate (-2.68466545541768) translate (15.8495774946984cm 16.7602994654191cm)" svg:viewBox="0 0 144 134" svg:d="M0 0c114 44 144 134 144 134">
              <text:p/>
            </draw:path>
          </draw:g>
        </draw:g>
        <draw:g>
          <draw:g>
            <draw:line draw:style-name="gr15" draw:text-style-name="P1" draw:layer="Door" svg:x1="15.85cm" svg:y1="17.9cm" svg:x2="15.65cm" svg:y2="17.591cm">
              <text:p/>
            </draw:line>
            <draw:path draw:style-name="gr15" draw:text-style-name="P1" draw:layer="Door" svg:width="0.142cm" svg:height="0.132cm" draw:transform="skewX (0.108734012399247) rotate (-0.454483737219324) translate (15.7215093862901cm 17.4771268296844cm)" svg:viewBox="0 0 143 133" svg:d="M143 0c-114 44-143 133-143 133">
              <text:p/>
            </draw:path>
          </draw:g>
          <draw:g>
            <draw:line draw:style-name="gr15" draw:text-style-name="P1" draw:layer="Door" svg:x1="15.85cm" svg:y1="17.175cm" svg:x2="15.65cm" svg:y2="17.484cm">
              <text:p/>
            </draw:line>
            <draw:path draw:style-name="gr15" draw:text-style-name="P1" draw:layer="Door" svg:width="0.143cm" svg:height="0.133cm" draw:transform="skewX (-0.0923279174305) rotate (-2.68466545541768) translate (15.8495774946984cm 17.5352994654191cm)" svg:viewBox="0 0 144 134" svg:d="M0 0c114 44 144 134 144 134">
              <text:p/>
            </draw:path>
          </draw:g>
        </draw:g>
        <draw:line draw:style-name="gr14" draw:text-style-name="P1" draw:layer="Door" svg:x1="30.166cm" svg:y1="21.651cm" svg:x2="29.75cm" svg:y2="21.651cm">
          <text:p/>
        </draw:line>
        <draw:line draw:style-name="gr14" draw:text-style-name="P1" draw:layer="Door" svg:x1="29.75cm" svg:y1="20.937cm" svg:x2="29.75cm" svg:y2="21.652cm">
          <text:p/>
        </draw:line>
        <draw:line draw:style-name="gr14" draw:text-style-name="P1" draw:layer="Door" svg:x1="32.636cm" svg:y1="20.937cm" svg:x2="32.636cm" svg:y2="21.652cm">
          <text:p/>
        </draw:line>
        <draw:line draw:style-name="gr14" draw:text-style-name="P1" draw:layer="Door" svg:x1="31.583cm" svg:y1="21.651cm" svg:x2="30.803cm" svg:y2="21.651cm">
          <text:p/>
        </draw:line>
        <draw:line draw:style-name="gr14" draw:text-style-name="P1" draw:layer="Door" svg:x1="33.026cm" svg:y1="21.651cm" svg:x2="32.246cm" svg:y2="21.651cm">
          <text:p/>
        </draw:line>
        <draw:line draw:style-name="gr14" draw:text-style-name="P1" draw:layer="Door" svg:x1="31.219cm" svg:y1="20.559cm" svg:x2="31.219cm" svg:y2="21.652cm">
          <text:p/>
        </draw:line>
        <draw:line draw:style-name="gr14" draw:text-style-name="P1" draw:layer="Door" svg:x1="35.483cm" svg:y1="20.937cm" svg:x2="35.483cm" svg:y2="21.652cm">
          <text:p/>
        </draw:line>
        <draw:line draw:style-name="gr14" draw:text-style-name="P1" draw:layer="Door" svg:x1="34.469cm" svg:y1="21.651cm" svg:x2="33.689cm" svg:y2="21.651cm">
          <text:p/>
        </draw:line>
        <draw:line draw:style-name="gr14" draw:text-style-name="P1" draw:layer="Door" svg:x1="35.912cm" svg:y1="21.651cm" svg:x2="35.132cm" svg:y2="21.651cm">
          <text:p/>
        </draw:line>
        <draw:line draw:style-name="gr14" draw:text-style-name="P1" draw:layer="Door" svg:x1="34.053cm" svg:y1="20.559cm" svg:x2="34.053cm" svg:y2="21.652cm">
          <text:p/>
        </draw:line>
        <draw:line draw:style-name="gr14" draw:text-style-name="P1" draw:layer="Door" svg:x1="37.303cm" svg:y1="21.651cm" svg:x2="36.523cm" svg:y2="21.651cm">
          <text:p/>
        </draw:line>
        <draw:line draw:style-name="gr14" draw:text-style-name="P1" draw:layer="Door" svg:x1="36.913cm" svg:y1="20.559cm" svg:x2="36.913cm" svg:y2="21.652cm">
          <text:p/>
        </draw:line>
        <draw:line draw:style-name="gr14" draw:text-style-name="P1" draw:layer="Door" svg:x1="38.382cm" svg:y1="21.652cm" svg:x2="37.966cm" svg:y2="21.652cm">
          <text:p/>
        </draw:line>
        <draw:line draw:style-name="gr14" draw:text-style-name="P1" draw:layer="Door" svg:x1="38.382cm" svg:y1="20.938cm" svg:x2="38.382cm" svg:y2="21.653cm">
          <text:p/>
        </draw:line>
        <draw:g>
          <draw:line draw:style-name="gr14" draw:text-style-name="P1" draw:layer="Door" svg:x1="29.997cm" svg:y1="20.468cm" svg:x2="29.997cm" svg:y2="21.495cm">
            <text:p/>
          </draw:line>
          <draw:line draw:style-name="gr14" draw:text-style-name="P1" draw:layer="Door" svg:x1="30.985cm" svg:y1="20.468cm" svg:x2="29.997cm" svg:y2="20.468cm">
            <text:p/>
          </draw:line>
          <draw:line draw:style-name="gr14" draw:text-style-name="P1" draw:layer="Door" svg:x1="30.985cm" svg:y1="20.469cm" svg:x2="30.985cm" svg:y2="21.496cm">
            <text:p/>
          </draw:line>
          <draw:line draw:style-name="gr14" draw:text-style-name="P1" draw:layer="Door" svg:x1="30.985cm" svg:y1="20.468cm" svg:x2="29.997cm" svg:y2="21.495cm">
            <text:p/>
          </draw:line>
          <draw:line draw:style-name="gr14" draw:text-style-name="P1" draw:layer="Door" svg:x1="30.985cm" svg:y1="21.495cm" svg:x2="29.997cm" svg:y2="21.495cm">
            <text:p/>
          </draw:line>
          <draw:line draw:style-name="gr14" draw:text-style-name="P1" draw:layer="Door" svg:x1="30.985cm" svg:y1="21.495cm" svg:x2="29.997cm" svg:y2="20.468cm">
            <text:p/>
          </draw:line>
        </draw:g>
        <draw:g>
          <draw:line draw:style-name="gr14" draw:text-style-name="P1" draw:layer="Door" svg:x1="31.44cm" svg:y1="20.468cm" svg:x2="31.44cm" svg:y2="21.495cm">
            <text:p/>
          </draw:line>
          <draw:line draw:style-name="gr14" draw:text-style-name="P1" draw:layer="Door" svg:x1="32.428cm" svg:y1="20.468cm" svg:x2="31.44cm" svg:y2="20.468cm">
            <text:p/>
          </draw:line>
          <draw:line draw:style-name="gr14" draw:text-style-name="P1" draw:layer="Door" svg:x1="32.428cm" svg:y1="20.469cm" svg:x2="32.428cm" svg:y2="21.496cm">
            <text:p/>
          </draw:line>
          <draw:line draw:style-name="gr14" draw:text-style-name="P1" draw:layer="Door" svg:x1="32.428cm" svg:y1="20.468cm" svg:x2="31.44cm" svg:y2="21.495cm">
            <text:p/>
          </draw:line>
          <draw:line draw:style-name="gr14" draw:text-style-name="P1" draw:layer="Door" svg:x1="32.428cm" svg:y1="21.495cm" svg:x2="31.44cm" svg:y2="21.495cm">
            <text:p/>
          </draw:line>
          <draw:line draw:style-name="gr14" draw:text-style-name="P1" draw:layer="Door" svg:x1="32.428cm" svg:y1="21.495cm" svg:x2="31.44cm" svg:y2="20.468cm">
            <text:p/>
          </draw:line>
        </draw:g>
        <draw:g>
          <draw:line draw:style-name="gr14" draw:text-style-name="P1" draw:layer="Door" svg:x1="32.857cm" svg:y1="20.468cm" svg:x2="32.857cm" svg:y2="21.495cm">
            <text:p/>
          </draw:line>
          <draw:line draw:style-name="gr14" draw:text-style-name="P1" draw:layer="Door" svg:x1="33.845cm" svg:y1="20.468cm" svg:x2="32.857cm" svg:y2="20.468cm">
            <text:p/>
          </draw:line>
          <draw:line draw:style-name="gr14" draw:text-style-name="P1" draw:layer="Door" svg:x1="33.845cm" svg:y1="20.469cm" svg:x2="33.845cm" svg:y2="21.496cm">
            <text:p/>
          </draw:line>
          <draw:line draw:style-name="gr14" draw:text-style-name="P1" draw:layer="Door" svg:x1="33.845cm" svg:y1="20.468cm" svg:x2="32.857cm" svg:y2="21.495cm">
            <text:p/>
          </draw:line>
          <draw:line draw:style-name="gr14" draw:text-style-name="P1" draw:layer="Door" svg:x1="33.845cm" svg:y1="21.495cm" svg:x2="32.857cm" svg:y2="21.495cm">
            <text:p/>
          </draw:line>
          <draw:line draw:style-name="gr14" draw:text-style-name="P1" draw:layer="Door" svg:x1="33.845cm" svg:y1="21.495cm" svg:x2="32.857cm" svg:y2="20.468cm">
            <text:p/>
          </draw:line>
        </draw:g>
        <draw:g>
          <draw:line draw:style-name="gr14" draw:text-style-name="P1" draw:layer="Door" svg:x1="34.287cm" svg:y1="20.468cm" svg:x2="34.287cm" svg:y2="21.495cm">
            <text:p/>
          </draw:line>
          <draw:line draw:style-name="gr14" draw:text-style-name="P1" draw:layer="Door" svg:x1="35.275cm" svg:y1="20.468cm" svg:x2="34.287cm" svg:y2="20.468cm">
            <text:p/>
          </draw:line>
          <draw:line draw:style-name="gr14" draw:text-style-name="P1" draw:layer="Door" svg:x1="35.275cm" svg:y1="20.469cm" svg:x2="35.275cm" svg:y2="21.496cm">
            <text:p/>
          </draw:line>
          <draw:line draw:style-name="gr14" draw:text-style-name="P1" draw:layer="Door" svg:x1="35.275cm" svg:y1="20.468cm" svg:x2="34.287cm" svg:y2="21.495cm">
            <text:p/>
          </draw:line>
          <draw:line draw:style-name="gr14" draw:text-style-name="P1" draw:layer="Door" svg:x1="35.275cm" svg:y1="21.495cm" svg:x2="34.287cm" svg:y2="21.495cm">
            <text:p/>
          </draw:line>
          <draw:line draw:style-name="gr14" draw:text-style-name="P1" draw:layer="Door" svg:x1="35.275cm" svg:y1="21.495cm" svg:x2="34.287cm" svg:y2="20.468cm">
            <text:p/>
          </draw:line>
        </draw:g>
        <draw:g>
          <draw:line draw:style-name="gr14" draw:text-style-name="P1" draw:layer="Door" svg:x1="35.704cm" svg:y1="20.468cm" svg:x2="35.704cm" svg:y2="21.495cm">
            <text:p/>
          </draw:line>
          <draw:line draw:style-name="gr14" draw:text-style-name="P1" draw:layer="Door" svg:x1="36.692cm" svg:y1="20.468cm" svg:x2="35.704cm" svg:y2="20.468cm">
            <text:p/>
          </draw:line>
          <draw:line draw:style-name="gr14" draw:text-style-name="P1" draw:layer="Door" svg:x1="36.692cm" svg:y1="20.469cm" svg:x2="36.692cm" svg:y2="21.496cm">
            <text:p/>
          </draw:line>
          <draw:line draw:style-name="gr14" draw:text-style-name="P1" draw:layer="Door" svg:x1="36.692cm" svg:y1="20.468cm" svg:x2="35.704cm" svg:y2="21.495cm">
            <text:p/>
          </draw:line>
          <draw:line draw:style-name="gr14" draw:text-style-name="P1" draw:layer="Door" svg:x1="36.692cm" svg:y1="21.495cm" svg:x2="35.704cm" svg:y2="21.495cm">
            <text:p/>
          </draw:line>
          <draw:line draw:style-name="gr14" draw:text-style-name="P1" draw:layer="Door" svg:x1="36.692cm" svg:y1="21.495cm" svg:x2="35.704cm" svg:y2="20.468cm">
            <text:p/>
          </draw:line>
        </draw:g>
        <draw:g>
          <draw:line draw:style-name="gr14" draw:text-style-name="P1" draw:layer="Door" svg:x1="37.134cm" svg:y1="20.468cm" svg:x2="37.134cm" svg:y2="21.495cm">
            <text:p/>
          </draw:line>
          <draw:line draw:style-name="gr14" draw:text-style-name="P1" draw:layer="Door" svg:x1="38.122cm" svg:y1="20.468cm" svg:x2="37.134cm" svg:y2="20.468cm">
            <text:p/>
          </draw:line>
          <draw:line draw:style-name="gr14" draw:text-style-name="P1" draw:layer="Door" svg:x1="38.122cm" svg:y1="20.469cm" svg:x2="38.122cm" svg:y2="21.496cm">
            <text:p/>
          </draw:line>
          <draw:line draw:style-name="gr14" draw:text-style-name="P1" draw:layer="Door" svg:x1="38.122cm" svg:y1="20.468cm" svg:x2="37.134cm" svg:y2="21.495cm">
            <text:p/>
          </draw:line>
          <draw:line draw:style-name="gr14" draw:text-style-name="P1" draw:layer="Door" svg:x1="38.122cm" svg:y1="21.495cm" svg:x2="37.134cm" svg:y2="21.495cm">
            <text:p/>
          </draw:line>
          <draw:line draw:style-name="gr14" draw:text-style-name="P1" draw:layer="Door" svg:x1="38.122cm" svg:y1="21.495cm" svg:x2="37.134cm" svg:y2="20.468cm">
            <text:p/>
          </draw:line>
        </draw:g>
        <draw:g>
          <draw:line draw:style-name="gr14" draw:text-style-name="P1" draw:layer="Detail" svg:x1="32.525cm" svg:y1="24.1cm" svg:x2="32.525cm" svg:y2="23.45cm">
            <text:p/>
          </draw:line>
          <draw:line draw:style-name="gr14" draw:text-style-name="P1" draw:layer="Detail" svg:x1="32.642cm" svg:y1="24.1cm" svg:x2="32.642cm" svg:y2="23.45cm">
            <text:p/>
          </draw:line>
          <draw:line draw:style-name="gr14" draw:text-style-name="P1" draw:layer="Detail" svg:x1="32.758cm" svg:y1="24.1cm" svg:x2="32.758cm" svg:y2="23.45cm">
            <text:p/>
          </draw:line>
          <draw:line draw:style-name="gr14" draw:text-style-name="P1" draw:layer="Detail" svg:x1="32.875cm" svg:y1="24.1cm" svg:x2="32.875cm" svg:y2="23.45cm">
            <text:p/>
          </draw:line>
          <draw:line draw:style-name="gr14" draw:text-style-name="P1" draw:layer="Detail" svg:x1="32.992cm" svg:y1="24.1cm" svg:x2="32.992cm" svg:y2="23.45cm">
            <text:p/>
          </draw:line>
          <draw:line draw:style-name="gr14" draw:text-style-name="P1" draw:layer="Detail" svg:x1="33.108cm" svg:y1="24.1cm" svg:x2="33.108cm" svg:y2="23.45cm">
            <text:p/>
          </draw:line>
          <draw:line draw:style-name="gr14" draw:text-style-name="P1" draw:layer="Detail" svg:x1="33.225cm" svg:y1="24.1cm" svg:x2="33.225cm" svg:y2="23.45cm">
            <text:p/>
          </draw:line>
          <draw:line draw:style-name="gr14" draw:text-style-name="P1" draw:layer="Detail" svg:x1="33.342cm" svg:y1="24.1cm" svg:x2="33.342cm" svg:y2="23.45cm">
            <text:p/>
          </draw:line>
          <draw:line draw:style-name="gr14" draw:text-style-name="P1" draw:layer="Detail" svg:x1="33.458cm" svg:y1="24.1cm" svg:x2="33.458cm" svg:y2="23.45cm">
            <text:p/>
          </draw:line>
          <draw:line draw:style-name="gr14" draw:text-style-name="P1" draw:layer="Detail" svg:x1="33.575cm" svg:y1="24.1cm" svg:x2="33.575cm" svg:y2="23.45cm">
            <text:p/>
          </draw:line>
          <draw:line draw:style-name="gr14" draw:text-style-name="P1" draw:layer="Detail" svg:x1="33.692cm" svg:y1="24.1cm" svg:x2="33.692cm" svg:y2="23.45cm">
            <text:p/>
          </draw:line>
          <draw:line draw:style-name="gr14" draw:text-style-name="P1" draw:layer="Detail" svg:x1="33.808cm" svg:y1="24.1cm" svg:x2="33.808cm" svg:y2="23.45cm">
            <text:p/>
          </draw:line>
          <draw:line draw:style-name="gr14" draw:text-style-name="P1" draw:layer="Detail" svg:x1="33.925cm" svg:y1="24.1cm" svg:x2="33.925cm" svg:y2="23.45cm">
            <text:p/>
          </draw:line>
          <draw:line draw:style-name="gr14" draw:text-style-name="P1" draw:layer="Detail" svg:x1="34.042cm" svg:y1="24.1cm" svg:x2="34.042cm" svg:y2="23.45cm">
            <text:p/>
          </draw:line>
          <draw:line draw:style-name="gr14" draw:text-style-name="P1" draw:layer="Detail" svg:x1="34.158cm" svg:y1="24.1cm" svg:x2="34.158cm" svg:y2="23.45cm">
            <text:p/>
          </draw:line>
          <draw:line draw:style-name="gr14" draw:text-style-name="P1" draw:layer="Detail" svg:x1="34.275cm" svg:y1="24.1cm" svg:x2="34.275cm" svg:y2="23.45cm">
            <text:p/>
          </draw:line>
          <draw:line draw:style-name="gr14" draw:text-style-name="P1" draw:layer="Detail" svg:x1="34.392cm" svg:y1="24.1cm" svg:x2="34.392cm" svg:y2="23.45cm">
            <text:p/>
          </draw:line>
          <draw:line draw:style-name="gr14" draw:text-style-name="P1" draw:layer="Detail" svg:x1="34.508cm" svg:y1="24.1cm" svg:x2="34.508cm" svg:y2="23.45cm">
            <text:p/>
          </draw:line>
          <draw:line draw:style-name="gr14" draw:text-style-name="P1" draw:layer="Detail" svg:x1="34.625cm" svg:y1="24.1cm" svg:x2="34.625cm" svg:y2="23.45cm">
            <text:p/>
          </draw:line>
          <draw:line draw:style-name="gr14" draw:text-style-name="P1" draw:layer="Detail" svg:x1="34.742cm" svg:y1="24.1cm" svg:x2="34.742cm" svg:y2="23.45cm">
            <text:p/>
          </draw:line>
          <draw:line draw:style-name="gr14" draw:text-style-name="P1" draw:layer="Detail" svg:x1="34.858cm" svg:y1="24.1cm" svg:x2="34.858cm" svg:y2="23.45cm">
            <text:p/>
          </draw:line>
          <draw:line draw:style-name="gr14" draw:text-style-name="P1" draw:layer="Detail" svg:x1="34.975cm" svg:y1="24.1cm" svg:x2="34.975cm" svg:y2="23.45cm">
            <text:p/>
          </draw:line>
          <draw:line draw:style-name="gr14" draw:text-style-name="P1" draw:layer="Detail" svg:x1="35.092cm" svg:y1="24.1cm" svg:x2="35.092cm" svg:y2="23.45cm">
            <text:p/>
          </draw:line>
          <draw:line draw:style-name="gr14" draw:text-style-name="P1" draw:layer="Detail" svg:x1="35.208cm" svg:y1="24.1cm" svg:x2="35.208cm" svg:y2="23.45cm">
            <text:p/>
          </draw:line>
          <draw:line draw:style-name="gr14" draw:text-style-name="P1" draw:layer="Detail" svg:x1="35.325cm" svg:y1="24.1cm" svg:x2="35.325cm" svg:y2="23.45cm">
            <text:p/>
          </draw:line>
          <draw:g>
            <draw:line draw:style-name="gr14" draw:text-style-name="P1" draw:layer="Detail" svg:x1="32.25cm" svg:y1="23.45cm" svg:x2="35.6cm" svg:y2="23.45cm">
              <text:p/>
            </draw:line>
            <draw:line draw:style-name="gr14" draw:text-style-name="P1" draw:layer="Detail" svg:x1="32.25cm" svg:y1="24.1cm" svg:x2="35.6cm" svg:y2="24.1cm">
              <text:p/>
            </draw:line>
          </draw:g>
        </draw:g>
        <draw:custom-shape draw:style-name="gr16" draw:text-style-name="P9" draw:layer="AC_Zones" svg:width="1.4cm" svg:height="0.3cm" svg:x="36.35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7" draw:text-style-name="P10" draw:layer="FCU" svg:width="0.4cm" svg:height="0.95cm" draw:transform="rotate (1.5707963267949) translate (28.251cm 11.625cm)">
            <text:p/>
            <draw:enhanced-geometry svg:viewBox="0 0 21600 21600" draw:mirror-vertical="true" draw:type="rectangle" draw:enhanced-path="M 0 0 L 21600 0 21600 21600 0 21600 0 0 Z N"/>
          </draw:custom-shape>
          <draw:g>
            <draw:custom-shape draw:style-name="gr18" draw:text-style-name="P10" draw:layer="FCU" svg:width="0.65cm" svg:height="0.45cm" draw:transform="rotate (-1.5707963267949) translate (28.301cm 11.1cm)">
              <text:p/>
              <draw:enhanced-geometry svg:viewBox="0 0 21600 21600" draw:mirror-vertical="false" draw:glue-points="?f6 10800 10800 21600 ?f5 10800 10800 0" draw:text-areas="?f3 ?f3 ?f4 ?f4" draw:type="trapezoid" draw:modifiers="4976.9585253456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9" draw:text-style-name="P10" draw:layer="FCU" svg:width="0.35cm" svg:height="0.8cm" draw:transform="rotate (1.5707963267949) translate (27.051cm 11.6cm)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20" draw:text-style-name="P10" draw:layer="FCU" svg:width="0.65cm" svg:height="0.8cm" draw:transform="rotate (1.5707963267949) translate (28.351cm 11.75cm)">
              <text:p/>
              <draw:enhanced-geometry svg:viewBox="0 0 21600 21600" draw:mirror-vertical="true" draw:type="rectangle" draw:enhanced-path="M 0 0 L 21600 0 21600 21600 0 21600 0 0 Z N"/>
            </draw:custom-shape>
          </draw:g>
        </draw:g>
        <draw:custom-shape draw:style-name="gr21" draw:text-style-name="P11" draw:layer="PDF_Unit" svg:width="1.4cm" svg:height="0.3cm" svg:x="42.551cm" svg:y="11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draw:layer="PDF_Unit" svg:width="1.4cm" svg:height="0.3cm" svg:x="40.401cm" svg:y="11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PDF_Unit" svg:width="1.4cm" svg:height="0.3cm" svg:x="42.551cm" svg:y="10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draw:layer="PDF_Unit" svg:width="1.4cm" svg:height="0.3cm" svg:x="40.401cm" svg:y="10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draw:layer="PDF_Unit" svg:width="1.4cm" svg:height="0.3cm" svg:x="38.301cm" svg:y="11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draw:layer="PDF_Unit" svg:width="1.4cm" svg:height="0.3cm" svg:x="38.301cm" svg:y="10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PDF_Unit" svg:width="1.4cm" svg:height="0.3cm" svg:x="35.901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PDF_Unit" svg:width="1.4cm" svg:height="0.3cm" svg:x="35.601cm" svg:y="9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3" draw:layer="PDF_Unit" svg:width="1.4cm" svg:height="0.3cm" svg:x="36.501cm" svg:y="8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3" draw:layer="PDF_Unit" svg:width="1.4cm" svg:height="0.3cm" svg:x="34.801cm" svg:y="8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3" draw:layer="PDF_Unit" svg:width="1.4cm" svg:height="0.3cm" svg:x="33.151cm" svg:y="8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4" draw:layer="PDF_Unit" svg:width="1.4cm" svg:height="0.3cm" svg:x="33.951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4" draw:layer="PDF_Unit" svg:width="1.4cm" svg:height="0.3cm" svg:x="35.851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5" draw:layer="PDF_Unit" svg:width="1.4cm" svg:height="0.3cm" svg:x="39.701cm" svg:y="8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5" draw:layer="PDF_Unit" svg:width="1.4cm" svg:height="0.3cm" svg:x="39.701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9" draw:layer="PDF_Unit" svg:width="0.8cm" svg:height="0.3cm" svg:x="41.751cm" svg:y="6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PDF_Unit" svg:width="1.4cm" svg:height="0.3cm" svg:x="43.101cm" svg:y="7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PDF_Unit" svg:width="1.4cm" svg:height="0.3cm" svg:x="43.351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PDF_Unit" svg:width="1.4cm" svg:height="0.3cm" svg:x="43.501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PDF_Unit" svg:width="1.4cm" svg:height="0.3cm" svg:x="43.501cm" svg:y="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PDF_Unit" svg:width="1.4cm" svg:height="0.3cm" svg:x="41.751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draw:layer="PDF_Unit" svg:width="1.4cm" svg:height="0.3cm" svg:x="39.601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3" draw:layer="PDF_Unit" svg:width="1.4cm" svg:height="0.3cm" draw:transform="rotate (1.37078159451635) translate (45.464cm 9.2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3" draw:layer="PDF_Unit" svg:width="1.4cm" svg:height="0.3cm" draw:transform="rotate (1.37078159451635) translate (45.101cm 11.5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PDF_Unit" svg:width="1.4cm" svg:height="0.3cm" svg:x="37.851cm" svg:y="9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PDF_Unit" svg:width="1.4cm" svg:height="0.3cm" svg:x="36.501cm" svg:y="11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PDF_Unit" svg:width="1.4cm" svg:height="0.3cm" svg:x="37.801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draw:layer="PDF_Unit" svg:width="1.4cm" svg:height="0.3cm" svg:x="40.201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3" draw:layer="PDF_Unit" svg:width="1.4cm" svg:height="0.3cm" svg:x="35.301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draw:layer="PDF_Unit" svg:width="1.4cm" svg:height="0.3cm" svg:x="39.701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4" draw:layer="PDF_Unit" svg:width="1.4cm" svg:height="0.3cm" draw:transform="rotate (0.674744288821008) translate (42.708cm 13.8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5" draw:layer="PDF_Unit" svg:width="1.4cm" svg:height="0.3cm" draw:transform="rotate (1.13428948087111) translate (40.428cm 16.5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4" draw:layer="PDF_Unit" svg:width="1.4cm" svg:height="0.3cm" svg:x="33.501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4" draw:layer="PDF_Unit" svg:width="1.4cm" svg:height="0.3cm" svg:x="33.501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PDF_Unit" svg:width="1.4cm" svg:height="0.3cm" draw:transform="rotate (1.5707963267949) translate (34.451cm 11.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PDF_Unit" svg:width="1.4cm" svg:height="0.3cm" draw:transform="rotate (1.5707963267949) translate (36.251cm 15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PDF_Unit" svg:width="1.4cm" svg:height="0.3cm" draw:transform="rotate (1.5707963267949) translate (32.201cm 15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PDF_Unit" svg:width="1.4cm" svg:height="0.3cm" draw:transform="rotate (1.5707963267949) translate (32.201cm 13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draw:layer="PDF_Unit" svg:width="1.4cm" svg:height="0.3cm" svg:x="36.451cm" svg:y="16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draw:layer="PDF_Unit" svg:width="1.4cm" svg:height="0.3cm" svg:x="34.451cm" svg:y="16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draw:layer="PDF_Unit" svg:width="1.4cm" svg:height="0.3cm" svg:x="32.301cm" svg:y="16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PDF_Unit" svg:width="1.4cm" svg:height="0.3cm" svg:x="29.751cm" svg:y="16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PDF_Unit" svg:width="1.4cm" svg:height="0.3cm" svg:x="39.151cm" svg:y="18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PDF_Unit" svg:width="1.4cm" svg:height="0.3cm" svg:x="39.151cm" svg:y="19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PDF_Unit" svg:width="1.4cm" svg:height="0.3cm" svg:x="39.151cm" svg:y="21.2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PDF_Unit" svg:width="1.4cm" svg:height="0.3cm" svg:x="39.701cm" svg:y="2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Unit" svg:width="1.4cm" svg:height="0.3cm" svg:x="42.551cm" svg:y="11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draw:layer="Unit" svg:width="1.4cm" svg:height="0.3cm" svg:x="40.401cm" svg:y="11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Unit" svg:width="1.4cm" svg:height="0.3cm" svg:x="42.551cm" svg:y="10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draw:layer="Unit" svg:width="1.4cm" svg:height="0.3cm" svg:x="40.401cm" svg:y="10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draw:layer="Unit" svg:width="1.4cm" svg:height="0.3cm" svg:x="38.301cm" svg:y="11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draw:layer="Unit" svg:width="1.4cm" svg:height="0.3cm" svg:x="38.301cm" svg:y="10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Unit" svg:width="1.4cm" svg:height="0.3cm" svg:x="35.901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Unit" svg:width="1.4cm" svg:height="0.3cm" svg:x="35.601cm" svg:y="9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3" draw:layer="Unit" svg:width="1.4cm" svg:height="0.3cm" svg:x="36.501cm" svg:y="8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3" draw:layer="Unit" svg:width="1.4cm" svg:height="0.3cm" svg:x="34.801cm" svg:y="8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3" draw:layer="Unit" svg:width="1.4cm" svg:height="0.3cm" svg:x="33.151cm" svg:y="8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4" draw:layer="Unit" svg:width="1.4cm" svg:height="0.3cm" svg:x="33.951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4" draw:layer="Unit" svg:width="1.4cm" svg:height="0.3cm" svg:x="35.851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5" draw:layer="Unit" svg:width="1.4cm" svg:height="0.3cm" svg:x="39.701cm" svg:y="8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5" draw:layer="Unit" svg:width="1.4cm" svg:height="0.3cm" svg:x="39.701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9" draw:layer="Unit" svg:width="0.8cm" svg:height="0.3cm" svg:x="41.751cm" svg:y="6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Unit" svg:width="1.4cm" svg:height="0.3cm" svg:x="43.101cm" svg:y="7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Unit" svg:width="1.4cm" svg:height="0.3cm" svg:x="43.351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Unit" svg:width="1.4cm" svg:height="0.3cm" svg:x="43.501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Unit" svg:width="1.4cm" svg:height="0.3cm" svg:x="43.501cm" svg:y="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Unit" svg:width="1.4cm" svg:height="0.3cm" svg:x="41.751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draw:layer="Unit" svg:width="1.4cm" svg:height="0.3cm" svg:x="39.601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3" draw:layer="Unit" svg:width="1.4cm" svg:height="0.3cm" draw:transform="rotate (1.37078159451635) translate (45.464cm 9.2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3" draw:layer="Unit" svg:width="1.4cm" svg:height="0.3cm" draw:transform="rotate (1.37078159451635) translate (45.101cm 11.5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Unit" svg:width="1.4cm" svg:height="0.3cm" svg:x="37.851cm" svg:y="9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Unit" svg:width="1.4cm" svg:height="0.3cm" svg:x="36.501cm" svg:y="11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Unit" svg:width="1.4cm" svg:height="0.3cm" svg:x="37.801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draw:layer="Unit" svg:width="1.4cm" svg:height="0.3cm" svg:x="40.201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3" draw:layer="Unit" svg:width="1.4cm" svg:height="0.3cm" svg:x="35.301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draw:layer="Unit" svg:width="1.4cm" svg:height="0.3cm" svg:x="39.701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4" draw:layer="Unit" svg:width="1.4cm" svg:height="0.3cm" draw:transform="rotate (0.674744288821008) translate (42.708cm 13.8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5" draw:layer="Unit" svg:width="1.4cm" svg:height="0.3cm" draw:transform="rotate (1.13428948087111) translate (40.428cm 16.5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4" draw:layer="Unit" svg:width="1.4cm" svg:height="0.3cm" svg:x="33.501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4" draw:layer="Unit" svg:width="1.4cm" svg:height="0.3cm" svg:x="33.501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Unit" svg:width="1.4cm" svg:height="0.3cm" draw:transform="rotate (1.5707963267949) translate (34.451cm 11.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Unit" svg:width="1.4cm" svg:height="0.3cm" draw:transform="rotate (1.5707963267949) translate (36.251cm 15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Unit" svg:width="1.4cm" svg:height="0.3cm" draw:transform="rotate (1.5707963267949) translate (32.201cm 15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Unit" svg:width="1.4cm" svg:height="0.3cm" draw:transform="rotate (1.5707963267949) translate (32.201cm 13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draw:layer="Unit" svg:width="1.4cm" svg:height="0.3cm" svg:x="36.451cm" svg:y="16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draw:layer="Unit" svg:width="1.4cm" svg:height="0.3cm" svg:x="34.451cm" svg:y="16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draw:layer="Unit" svg:width="1.4cm" svg:height="0.3cm" svg:x="32.301cm" svg:y="16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Unit" svg:width="1.4cm" svg:height="0.3cm" svg:x="29.751cm" svg:y="16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Unit" svg:width="1.4cm" svg:height="0.3cm" svg:x="39.151cm" svg:y="18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Unit" svg:width="1.4cm" svg:height="0.3cm" svg:x="39.151cm" svg:y="19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Unit" svg:width="1.4cm" svg:height="0.3cm" svg:x="39.151cm" svg:y="21.2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Unit" svg:width="1.4cm" svg:height="0.3cm" svg:x="39.701cm" svg:y="22.9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s"/>
      <draw:layer draw:name="Detail"/>
      <draw:layer draw:name="Door"/>
      <draw:layer draw:name="Unit"/>
      <draw:layer draw:name="FCU"/>
      <draw:layer draw:name="AC_Zones"/>
      <draw:layer draw:name="AH_Zones"/>
      <draw:layer draw:name="PDF_Base"/>
      <draw:layer draw:name="PDF_Wall"/>
      <draw:layer draw:name="PDF_Unit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7-01-06T12:24:07.601000000</dc:date>
    <meta:editing-duration>PT12H31M38S</meta:editing-duration>
    <meta:editing-cycles>263</meta:editing-cycles>
    <meta:generator>LibreOffice/5.2.3.3$Windows_x86 LibreOffice_project/d54a8868f08a7b39642414cf2c8ef2f228f780cf</meta:generator>
    <meta:document-statistic meta:object-count="627"/>
  </office:meta>
</office:document-meta>
</file>